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Carlito" svg:font-family="Carli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5" style:family="table-cell" style:parent-style-name="Default" style:data-style-name="N30">
      <style:table-cell-properties style:vertical-align="middle" fo:wrap-option="wrap" style:repeat-content="false"/>
      <style:paragraph-properties fo:text-align="center"/>
    </style:style>
    <style:style style:name="ce6" style:family="table-cell" style:parent-style-name="Default" style:data-style-name="N0">
      <style:table-cell-properties style:vertical-align="middle" style:repeat-content="false"/>
      <style:paragraph-properties fo:text-align="center"/>
    </style:style>
    <style:style style:name="ce7" style:family="table-cell" style:parent-style-name="Default" style:data-style-name="N0">
      <style:table-cell-properties style:vertical-align="middle" fo:wrap-option="wrap"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text-properties style:font-name="Carlito" style:font-name-asian="Carlito" style:font-name-complex="Carlito" style:font-family-generic="swiss"/>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e10"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style>
    <style:style style:name="ce11" style:family="table-cell" style:parent-style-name="Default" style:data-style-name="N0">
      <style:table-cell-properties fo:border="thin solid #000000" style:vertical-align="middle" style:repeat-content="false"/>
      <style:paragraph-properties fo:text-align="center"/>
    </style:style>
    <style:style style:name="ce12"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T1" style:family="text" style:parent-style-name="Default">
      <style:text-properties fo:color="#000000" style:text-line-through-style="none" style:font-name="Liberation Sans1" style:font-name-asian="Liberation Sans1" style:font-name-complex="Liberation Sans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rlito" style:font-name-asian="Carlito" style:font-name-complex="Carlito"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rlito" style:font-name-asian="Carlito" style:font-name-complex="Carlito"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rlito" style:font-name-asian="Carlito" style:font-name-complex="Carlito"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Carlito" style:font-name-asian="Carlito" style:font-name-complex="Carlito"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24013888888889cm"/>
    </style:style>
    <style:style style:name="co2" style:family="table-column">
      <style:table-column-properties fo:break-before="auto" style:column-width="3.95111111111111cm"/>
    </style:style>
    <style:style style:name="co3" style:family="table-column">
      <style:table-column-properties fo:break-before="auto" style:column-width="9.61319444444445cm"/>
    </style:style>
    <style:style style:name="co4" style:family="table-column">
      <style:table-column-properties fo:break-before="auto" style:column-width="1.69333333333333cm"/>
    </style:style>
    <style:style style:name="ro1" style:family="table-row">
      <style:table-row-properties style:row-height="29.9pt" style:use-optimal-row-height="false" fo:break-before="auto"/>
    </style:style>
    <style:style style:name="ro2" style:family="table-row">
      <style:table-row-properties style:row-height="62.15pt" style:use-optimal-row-height="false" fo:break-before="auto"/>
    </style:style>
    <style:style style:name="ro3" style:family="table-row">
      <style:table-row-properties style:row-height="67.65pt" style:use-optimal-row-height="false" fo:break-before="auto"/>
    </style:style>
    <style:style style:name="ro4" style:family="table-row">
      <style:table-row-properties style:row-height="92.15pt" style:use-optimal-row-height="false" fo:break-before="auto"/>
    </style:style>
    <style:style style:name="ro5" style:family="table-row">
      <style:table-row-properties style:row-height="81.5pt" style:use-optimal-row-height="false" fo:break-before="auto"/>
    </style:style>
    <style:style style:name="ro6" style:family="table-row">
      <style:table-row-properties style:row-height="72.25pt" style:use-optimal-row-height="false" fo:break-before="auto"/>
    </style:style>
    <style:style style:name="ro7" style:family="table-row">
      <style:table-row-properties style:row-height="77.25pt" style:use-optimal-row-height="false" fo:break-before="auto"/>
    </style:style>
    <style:style style:name="ro8" style:family="table-row">
      <style:table-row-properties style:row-height="80pt" style:use-optimal-row-height="false" fo:break-before="auto"/>
    </style:style>
    <style:style style:name="ro9" style:family="table-row">
      <style:table-row-properties style:row-height="83.15pt" style:use-optimal-row-height="false" fo:break-before="auto"/>
    </style:style>
    <style:style style:name="ro10" style:family="table-row">
      <style:table-row-properties style:row-height="78.9pt" style:use-optimal-row-height="false" fo:break-before="auto"/>
    </style:style>
    <style:style style:name="ro11" style:family="table-row">
      <style:table-row-properties style:row-height="67.25pt" style:use-optimal-row-height="false" fo:break-before="auto"/>
    </style:style>
    <style:style style:name="ro12" style:family="table-row">
      <style:table-row-properties style:row-height="85.25pt" style:use-optimal-row-height="false" fo:break-before="auto"/>
    </style:style>
    <style:style style:name="ro13" style:family="table-row">
      <style:table-row-properties style:row-height="87.9pt" style:use-optimal-row-height="false" fo:break-before="auto"/>
    </style:style>
    <style:style style:name="ro14" style:family="table-row">
      <style:table-row-properties style:row-height="79.4pt" style:use-optimal-row-height="false" fo:break-before="auto"/>
    </style:style>
    <style:style style:name="ro15" style:family="table-row">
      <style:table-row-properties style:row-height="56.5pt" style:use-optimal-row-height="false" fo:break-before="auto"/>
    </style:style>
    <style:style style:name="ro16" style:family="table-row">
      <style:table-row-properties style:row-height="110.15pt" style:use-optimal-row-height="false" fo:break-before="auto"/>
    </style:style>
    <style:style style:name="ro17" style:family="table-row">
      <style:table-row-properties style:row-height="65.9pt" style:use-optimal-row-height="false" fo:break-before="auto"/>
    </style:style>
    <style:style style:name="ro18" style:family="table-row">
      <style:table-row-properties style:row-height="59.15pt" style:use-optimal-row-height="false" fo:break-before="auto"/>
    </style:style>
    <style:style style:name="ro19" style:family="table-row">
      <style:table-row-properties style:row-height="80.9pt" style:use-optimal-row-height="false" fo:break-before="auto"/>
    </style:style>
    <style:style style:name="ro20" style:family="table-row">
      <style:table-row-properties style:row-height="78.5pt" style:use-optimal-row-height="false" fo:break-before="auto"/>
    </style:style>
    <style:style style:name="ro21" style:family="table-row">
      <style:table-row-properties style:row-height="50.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59.5pt" style:use-optimal-row-height="false" fo:break-before="auto"/>
    </style:style>
    <style:style style:name="ro24" style:family="table-row">
      <style:table-row-properties style:row-height="68.4pt" style:use-optimal-row-height="false" fo:break-before="auto"/>
    </style:style>
    <style:style style:name="ro25" style:family="table-row">
      <style:table-row-properties style:row-height="69pt" style:use-optimal-row-height="false" fo:break-before="auto"/>
    </style:style>
    <style:style style:name="ro26" style:family="table-row">
      <style:table-row-properties style:row-height="64pt" style:use-optimal-row-height="false" fo:break-before="auto"/>
    </style:style>
    <style:style style:name="ro27" style:family="table-row">
      <style:table-row-properties style:row-height="44.15pt" style:use-optimal-row-height="false" fo:break-before="auto"/>
    </style:style>
    <style:style style:name="ro28" style:family="table-row">
      <style:table-row-properties style:row-height="54.15pt" style:use-optimal-row-height="false" fo:break-before="auto"/>
    </style:style>
    <style:style style:name="ro29" style:family="table-row">
      <style:table-row-properties style:row-height="55.75pt" style:use-optimal-row-height="false" fo:break-before="auto"/>
    </style:style>
    <style:style style:name="ro30" style:family="table-row">
      <style:table-row-properties style:row-height="52.25pt" style:use-optimal-row-height="false" fo:break-before="auto"/>
    </style:style>
    <style:style style:name="ro31" style:family="table-row">
      <style:table-row-properties style:row-height="53.4pt" style:use-optimal-row-height="false" fo:break-before="auto"/>
    </style:style>
    <style:style style:name="ro32" style:family="table-row">
      <style:table-row-properties style:row-height="119.9pt" style:use-optimal-row-height="false" fo:break-before="auto"/>
    </style:style>
    <style:style style:name="ro33" style:family="table-row">
      <style:table-row-properties style:row-height="38.5pt" style:use-optimal-row-height="false" fo:break-before="auto"/>
    </style:style>
    <style:style style:name="ro34" style:family="table-row">
      <style:table-row-properties style:row-height="83.75pt" style:use-optimal-row-height="false" fo:break-before="auto"/>
    </style:style>
    <style:style style:name="ro35" style:family="table-row">
      <style:table-row-properties style:row-height="71.9pt" style:use-optimal-row-height="false" fo:break-before="auto"/>
    </style:style>
    <style:style style:name="ro36" style:family="table-row">
      <style:table-row-properties style:row-height="62.9pt" style:use-optimal-row-height="false" fo:break-before="auto"/>
    </style:style>
    <style:style style:name="ro37" style:family="table-row">
      <style:table-row-properties style:row-height="68.75pt" style:use-optimal-row-height="false" fo:break-before="auto"/>
    </style:style>
    <style:style style:name="ro38" style:family="table-row">
      <style:table-row-properties style:row-height="61pt" style:use-optimal-row-height="false" fo:break-before="auto"/>
    </style:style>
    <style:style style:name="ro39" style:family="table-row">
      <style:table-row-properties style:row-height="82pt" style:use-optimal-row-height="false" fo:break-before="auto"/>
    </style:style>
    <style:style style:name="ro40" style:family="table-row">
      <style:table-row-properties style:row-height="80.4pt" style:use-optimal-row-height="false" fo:break-before="auto"/>
    </style:style>
    <style:style style:name="ro41" style:family="table-row">
      <style:table-row-properties style:row-height="100pt" style:use-optimal-row-height="false" fo:break-before="auto"/>
    </style:style>
    <style:style style:name="ro42" style:family="table-row">
      <style:table-row-properties style:row-height="61.65pt" style:use-optimal-row-height="false" fo:break-before="auto"/>
    </style:style>
    <style:style style:name="ro43" style:family="table-row">
      <style:table-row-properties style:row-height="66pt" style:use-optimal-row-height="false" fo:break-before="auto"/>
    </style:style>
    <style:style style:name="ro44" style:family="table-row">
      <style:table-row-properties style:row-height="37.25pt" style:use-optimal-row-height="false" fo:break-before="auto"/>
    </style:style>
    <style:style style:name="ro45" style:family="table-row">
      <style:table-row-properties style:row-height="71.4pt" style:use-optimal-row-height="false" fo:break-before="auto"/>
    </style:style>
    <style:style style:name="ro46" style:family="table-row">
      <style:table-row-properties style:row-height="77.9pt" style:use-optimal-row-height="false" fo:break-before="auto"/>
    </style:style>
    <style:style style:name="ro47" style:family="table-row">
      <style:table-row-properties style:row-height="73.5pt" style:use-optimal-row-height="false" fo:break-before="auto"/>
    </style:style>
    <style:style style:name="ro48" style:family="table-row">
      <style:table-row-properties style:row-height="63pt" style:use-optimal-row-height="false" fo:break-before="auto"/>
    </style:style>
    <style:style style:name="ro49" style:family="table-row">
      <style:table-row-properties style:row-height="74.5pt" style:use-optimal-row-height="false" fo:break-before="auto"/>
    </style:style>
    <style:style style:name="ro50" style:family="table-row">
      <style:table-row-properties style:row-height="70.25pt" style:use-optimal-row-height="false" fo:break-before="auto"/>
    </style:style>
    <style:style style:name="ro51" style:family="table-row">
      <style:table-row-properties style:row-height="70.75pt" style:use-optimal-row-height="false" fo:break-before="auto"/>
    </style:style>
    <style:style style:name="ro52" style:family="table-row">
      <style:table-row-properties style:row-height="74.15pt" style:use-optimal-row-height="false" fo:break-before="auto"/>
    </style:style>
    <style:style style:name="ro53" style:family="table-row">
      <style:table-row-properties style:row-height="72.9pt" style:use-optimal-row-height="false" fo:break-before="auto"/>
    </style:style>
    <style:style style:name="ro54" style:family="table-row">
      <style:table-row-properties style:row-height="62.4pt" style:use-optimal-row-height="false" fo:break-before="auto"/>
    </style:style>
    <style:style style:name="ro55" style:family="table-row">
      <style:table-row-properties style:row-height="68.25pt" style:use-optimal-row-height="false" fo:break-before="auto"/>
    </style:style>
    <style:style style:name="ro56" style:family="table-row">
      <style:table-row-properties style:row-height="61.4pt" style:use-optimal-row-height="false" fo:break-before="auto"/>
    </style:style>
    <style:style style:name="ro57" style:family="table-row">
      <style:table-row-properties style:row-height="47.4pt" style:use-optimal-row-height="false" fo:break-before="auto"/>
    </style:style>
    <style:style style:name="ro58" style:family="table-row">
      <style:table-row-properties style:row-height="57.65pt" style:use-optimal-row-height="false" fo:break-before="auto"/>
    </style:style>
    <style:style style:name="ro59" style:family="table-row">
      <style:table-row-properties style:row-height="58pt" style:use-optimal-row-height="false" fo:break-before="auto"/>
    </style:style>
    <style:style style:name="ro60" style:family="table-row">
      <style:table-row-properties style:row-height="42pt" style:use-optimal-row-height="false" fo:break-before="auto"/>
    </style:style>
    <style:style style:name="ro61" style:family="table-row">
      <style:table-row-properties style:row-height="55.4pt" style:use-optimal-row-height="false" fo:break-before="auto"/>
    </style:style>
    <style:style style:name="ro62" style:family="table-row">
      <style:table-row-properties style:row-height="25pt" style:use-optimal-row-height="true" fo:break-before="auto"/>
    </style:style>
    <style:style style:name="ro63" style:family="table-row">
      <style:table-row-properties style:row-height="12.5pt" style:use-optimal-row-height="true" fo:break-before="auto"/>
    </style:style>
    <style:style style:name="ro64" style:family="table-row">
      <style:table-row-properties style:row-height="125pt" style:use-optimal-row-height="true" fo:break-before="auto"/>
    </style:style>
    <style:style style:name="ro65" style:family="table-row">
      <style:table-row-properties style:row-height="150pt" style:use-optimal-row-height="true" fo:break-before="auto"/>
    </style:style>
    <style:style style:name="ro66" style:family="table-row">
      <style:table-row-properties style:row-height="100pt" style:use-optimal-row-height="true" fo:break-before="auto"/>
    </style:style>
    <style:style style:name="ro67" style:family="table-row">
      <style:table-row-properties style:row-height="37.5pt" style:use-optimal-row-height="true" fo:break-before="auto"/>
    </style:style>
    <style:style style:name="ro68" style:family="table-row">
      <style:table-row-properties style:row-height="185.5pt" style:use-optimal-row-height="true" fo:break-before="auto"/>
    </style:style>
    <style:style style:name="ro69" style:family="table-row">
      <style:table-row-properties style:row-height="174.5pt" style:use-optimal-row-height="true" fo:break-before="auto"/>
    </style:style>
    <style:style style:name="ro70" style:family="table-row">
      <style:table-row-properties style:row-height="409.5pt" style:use-optimal-row-height="true" fo:break-before="auto"/>
    </style:style>
    <style:style style:name="ro71" style:family="table-row">
      <style:table-row-properties style:row-height="212.5pt" style:use-optimal-row-height="true" fo:break-before="auto"/>
    </style:style>
    <style:style style:name="ro72" style:family="table-row">
      <style:table-row-properties style:row-height="200pt" style:use-optimal-row-height="true" fo:break-before="auto"/>
    </style:style>
    <style:style style:name="ro73" style:family="table-row">
      <style:table-row-properties style:row-height="237.5pt" style:use-optimal-row-height="true" fo:break-before="auto"/>
    </style:style>
    <style:style style:name="ro74" style:family="table-row">
      <style:table-row-properties style:row-height="175pt" style:use-optimal-row-height="true" fo:break-before="auto"/>
    </style:style>
    <style:style style:name="ro75" style:family="table-row">
      <style:table-row-properties style:row-height="187.5pt" style:use-optimal-row-height="true" fo:break-before="auto"/>
    </style:style>
    <style:style style:name="ro76" style:family="table-row">
      <style:table-row-properties style:row-height="250pt" style:use-optimal-row-height="true" fo:break-before="auto"/>
    </style:style>
    <style:style style:name="ro77" style:family="table-row">
      <style:table-row-properties style:row-height="96.5pt" style:use-optimal-row-height="true" fo:break-before="auto"/>
    </style:style>
    <style:style style:name="ro7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Planilha1" table:style-name="ta1">
        <table:table-column table:style-name="co1" table:default-cell-style-name="ce7"/>
        <table:table-column table:style-name="co1" table:default-cell-style-name="ce6"/>
        <table:table-column table:style-name="co2" table:default-cell-style-name="ce7"/>
        <table:table-column table:style-name="co3" table:default-cell-style-name="ce7"/>
        <table:table-column table:style-name="co1" table:number-columns-repeated="1019" table:default-cell-style-name="ce1"/>
        <table:table-column table:style-name="co4" table:number-columns-repeated="15361" table:default-cell-style-name="ce1"/>
        <table:table-row table:style-name="ro1">
          <table:table-cell office:value-type="string" table:style-name="ce2">
            <text:p>item_num</text:p>
          </table:table-cell>
          <table:table-cell office:value-type="string" table:style-name="ce3">
            <text:p>catalogo</text:p>
          </table:table-cell>
          <table:table-cell office:value-type="string" table:style-name="ce2">
            <text:p>descricao_tr</text:p>
          </table:table-cell>
          <table:table-cell office:value-type="string" table:style-name="ce2">
            <text:p>descricao_detalhada_tr</text:p>
          </table:table-cell>
          <table:table-cell table:style-name="ce1"/>
          <table:table-cell table:number-columns-repeated="16379" table:style-name="ce4"/>
        </table:table-row>
        <table:table-row table:style-name="ro2">
          <table:table-cell office:value-type="float" office:value="1" table:style-name="ce5">
            <text:p>1</text:p>
          </table:table-cell>
          <table:table-cell office:value-type="float" office:value="422307" table:style-name="ce6">
            <text:p>422307</text:p>
          </table:table-cell>
          <table:table-cell office:value-type="string" table:style-name="ce7">
            <text:p>Módulo Memória 4gb</text:p>
          </table:table-cell>
          <table:table-cell office:value-type="string" table:style-name="ce7">
            <text:p>Módulo memória 4gb 240-pin ddr3 sdram 1333mhz. Especificações técnicas: frequência 1333mhz; pinagem 240-pin; capacidade 4gb (1 x 4gb); latência cas ddr3; latência 9 timing 9-8-7-6; tensão 1,5v.</text:p>
          </table:table-cell>
          <table:table-cell table:number-columns-repeated="16380" table:style-name="ce1"/>
        </table:table-row>
        <table:table-row table:style-name="ro3">
          <table:table-cell office:value-type="float" office:value="2" table:style-name="ce5">
            <text:p>2</text:p>
          </table:table-cell>
          <table:table-cell office:value-type="string" table:style-name="ce8">
            <text:p><text:span text:style-name="T1">439133</text:span></text:p>
          </table:table-cell>
          <table:table-cell office:value-type="string" table:style-name="ce7">
            <text:p>Módulo Memória 4gb</text:p>
          </table:table-cell>
          <table:table-cell office:value-type="string" table:style-name="ce7">
            <text:p>Módulo memória 4gb 288-pin ddr4 dimm 2666mhz, 1.2v. Especificações técnicas: capacidade: 4 gb; tecnologia: ddr4; velocidade: 2666mt / s; latência: cl19; fator de forma: udimm 288 pinos; tensão: 1,2v.</text:p>
          </table:table-cell>
          <table:table-cell table:number-columns-repeated="16380" table:style-name="ce1"/>
        </table:table-row>
        <table:table-row table:style-name="ro4">
          <table:table-cell office:value-type="float" office:value="3" table:style-name="ce5">
            <text:p>3</text:p>
          </table:table-cell>
          <table:table-cell office:value-type="float" office:value="439152" table:style-name="ce6">
            <text:p>439152</text:p>
          </table:table-cell>
          <table:table-cell office:value-type="string" table:style-name="ce6">
            <text:p>Memoria 4gb</text:p>
          </table:table-cell>
          <table:table-cell office:value-type="string" table:style-name="ce7">
            <text:p>Memoria 4gb 240-pin ddr3 sdram ddr3 1600mhz. Especificações técnicas: capacidade: 4 gb; tecnologia: ddr3; frequência: 1600mhz; latência: cl11; 240-pinos; temperatura de operação: 0 ｰ c a 85 ｰ c; tensão: 1,5v.</text:p>
          </table:table-cell>
          <table:table-cell table:number-columns-repeated="16380" table:style-name="ce1"/>
        </table:table-row>
        <table:table-row table:style-name="ro5">
          <table:table-cell office:value-type="float" office:value="4" table:style-name="ce5">
            <text:p>4</text:p>
          </table:table-cell>
          <table:table-cell office:value-type="string" table:style-name="ce8">
            <text:p><text:span text:style-name="T1">439133</text:span></text:p>
          </table:table-cell>
          <table:table-cell office:value-type="string" table:style-name="ce7">
            <text:p>Memória Ram</text:p>
          </table:table-cell>
          <table:table-cell office:value-type="string" table:style-name="ce7">
            <text:p>Memória ram. Memória 4gb 288-pin ddr4 dimm 2400mhz, 1,2v. Especificações técnicas: capacidade: 4 gb; tecnologia: ddr4; frequência: 2.400mhz; latência: 17; 288 pinos; tensão: 1,2v.</text:p>
          </table:table-cell>
          <table:table-cell table:number-columns-repeated="16380" table:style-name="ce1"/>
        </table:table-row>
        <table:table-row table:style-name="ro6">
          <table:table-cell office:value-type="float" office:value="5" table:style-name="ce5">
            <text:p>5</text:p>
          </table:table-cell>
          <table:table-cell office:value-type="float" office:value="485389" table:style-name="ce6">
            <text:p>485389</text:p>
          </table:table-cell>
          <table:table-cell office:value-type="string" table:style-name="ce7">
            <text:p>Processador Core I5</text:p>
          </table:table-cell>
          <table:table-cell office:value-type="string" table:style-name="ce7">
            <text:p>Processador similar ou superior intel core i5-11400f; similar ou superior de outro fabricante desde que comprovada a capacidade de desempenho é idêntica ou superior; características minimas: cache de 12 m, 4,40 ghz; número de núcleos 6; nº de threads 12; frequência turbo max 4.40 ghz; frequência baseada em processador 2.60 ghz; velocidade do barramento 8 gt/s; tdp 65 w tamanho máximo de memória:128 gb; tipos de memória:ddr4- 2666;largura de banda máxima da memória 41.6 gb/s; gráficos do processador gráficos uhd intel 630; frequência da base gráfica 350 mhz; máxima frequência dinâmica da placa gráfica 1.05 ghz;suporte para 4k; soquetes suportados lga1200;arquitetura 64-bit; tecnologias de monitoramento térmico; garantia de 1 ano a partir da data de entrega.</text:p>
          </table:table-cell>
          <table:table-cell table:number-columns-repeated="16380" table:style-name="ce1"/>
        </table:table-row>
        <table:table-row table:style-name="ro7">
          <table:table-cell office:value-type="float" office:value="6" table:style-name="ce5">
            <text:p>6</text:p>
          </table:table-cell>
          <table:table-cell office:value-type="float" office:value="485391" table:style-name="ce6">
            <text:p>485391</text:p>
          </table:table-cell>
          <table:table-cell office:value-type="string" table:style-name="ce7">
            <text:p>Processador Core I7</text:p>
          </table:table-cell>
          <table:table-cell office:value-type="string" table:style-name="ce7">
            <text:p>Processador similar ou superior intel core i7-12700k 3.6ghz (5.0ghz turbo), similar ou superior de outro fabricante desde que comprovada a capacidade de desempenho é idêntica ou superior; características minimas: 12ª geração, 12-cores 20-threads, lga 1700; gráfico integrado: intel uhd graphics 770;frequência base: 3.6 ghz;intel smart cache: 25mb;velocidade de memória: ddr5: 4800mhz ddr4: 3200mhz; frequência intel single core turbo boost 2.0: 4.9ghz frequência intel turbo boost max technology 3.0: 5.0ghz quantidade máxima de pistas pci express: 20 suporte pcie gen 5.0, 4.0 e 3.0; controlador de memória integrada: 2 ch tdp: 125wtecnologia de alta definição; garantia de 1 ano a partir da data de entrega.</text:p>
          </table:table-cell>
          <table:table-cell table:number-columns-repeated="16380" table:style-name="ce1"/>
        </table:table-row>
        <table:table-row table:style-name="ro8">
          <table:table-cell office:value-type="float" office:value="7" table:style-name="ce5">
            <text:p>7</text:p>
          </table:table-cell>
          <table:table-cell office:value-type="float" office:value="448147" table:style-name="ce6">
            <text:p>448147</text:p>
          </table:table-cell>
          <table:table-cell office:value-type="string" table:style-name="ce7">
            <text:p>Placa Mãe</text:p>
          </table:table-cell>
          <table:table-cell office:value-type="string" table:style-name="ce7">
            <text:p>Placa mãe, similar ou superior, para lga1200 memória: ddr4, suporta ddr4 2400mhz até 128gb de memória; slots de expansão: 1x slot pci express x16, 2x slot pci express x1; rede gigabit 10 / 100 / 1000, 1 x saida de video vga, 1 x saida de video hdmi; similar ou superior de outro fabricante desde que comprovada a capacidade de desempenho é idêntica ou superior; características minimas: cpu: soquete lga1200 para processadores intel core i7 / i5 / i3 suporta 14nm cpu suporta a tecnologia intel turbo boost 2.0; o suporte à tecnologia intel turbo boost 2.0 depende dos tipos de cpu; chipset: chipset intel h310 express; memória: 2 x dimms, no máximo 128 gb, ddr4 2666/2400/3000/3200/2133mhz, no-ecc, memória sem buffer, arquitetura de memória dual channel- suporta intel extreme memory profile (xmp); slots de expansão: 1 x slot pci express 3.0 / 2.0 x16 (no modo x16), 2 x slot pci express 2.0 x1; vga: processador gráfico integrado, suporte para gráficos intel hd, suporte para saída multi-vga: porta hdmi / d-sub, suporta hdmi com max. Resolução 4096 x 2160 24hz / 2560 x 1600 60hz, suporta d-sub com max. Resolução 1920 x 1200 60hz, suporta intel intru 3d / vídeo quick sync / tecnologia clear video hd / insider, memória compartilhada máxima de 1024mb; armazenamento: 1 x tomada m.2 3 com tecla m, tipo 2242/2260/2280 suporte a dispositivos de armazenamento (modo sata e modo pc2 x2), 4 conectores serial ata de 6,0 gb / s; lan: realtek 8111h controlador lan gigabit languard; áudio: blindagem de áudio: garante a separação analógica/digital de precisão e reduz muito a interferência multilateral, camadas de pcb de áudio dedicadas: separe as camadas dos canais esquerdo e direito para proteger a qualidade dos sinais de áudio sensíveis, capacitores de áudio premium: fornecem som quente, natural e imersivo com clareza e fidelidade excepcionais, suporta detecção de jacks e retasking de jack do painel frontal; usb: 4 portas usb 3.1 gen 1 (2 portas, mid-board; 2 portas, tipo a), 6 portas usb 2.0 (4 portas, mid-board; 2 portas, painel traseiro); portas do painel traseiro: 2, 2 x portas usb 3.1 gen 1 (até 5 gbps) (tipo a), 2 x portas usb 2.0 / 1.1, 1 x porta hdmi, 1 x porta d-sub, 1 x porta lan (rj-45), 3 x tomadas de áudio suportam saída de áudio de 8 canais; conectores internos: 2x portas usb 2.0, com suporte a 4 portas usb 2.0 adicionais, 1x porta usb 3.1 gen 1 (até 5gbps) com suporte a 2 portas usb 3.1 gen 1 adicionais (19-pin), 1x conector para porta com, 1x conector de ventoinha do processador (1x 4 -pin), 4x conectores sata 6gb/s, 1x conector de ventoinha do chassi (1x 4 -pin), 1x leitor externo(s) s/pdif, 1x conector de força eatx de 24 pinos, 1x conector de força atx 12v de 4 pinos, 1x m.2 soquete 3 com tecla m, tipo 2242 / 2260 / 2280 / 22110 suporte a dispositivos de armazenamento (modo pcta sata e x2), 1x conector de áudio para o painel frontal (aafp), 1x conector do painel do sistema, 1x conector de speaker; bios: flash rom de 128 mb, bios uefi ami, pnp, sm bios 3.1, acpi 6.1, multilanguagebios, crashfree bios 3, controle qfan f6, f3 meus favoritos, log do último modificado, printscreen f12; sistema operacional: open source (64-bit); garantia: 1 ano de garantia.</text:p>
          </table:table-cell>
          <table:table-cell table:number-columns-repeated="16380" table:style-name="ce1"/>
        </table:table-row>
        <table:table-row table:style-name="ro9">
          <table:table-cell office:value-type="float" office:value="8" table:style-name="ce5">
            <text:p>8</text:p>
          </table:table-cell>
          <table:table-cell office:value-type="float" office:value="448146" table:style-name="ce6">
            <text:p>448146</text:p>
          </table:table-cell>
          <table:table-cell office:value-type="string" table:style-name="ce7">
            <text:p>Placa Mãe</text:p>
          </table:table-cell>
          <table:table-cell office:value-type="string" table:style-name="ce7">
            <text:p>Placa mãe, similar ou superior, para lga1700 socket lga1700 para processadores intel core, pentium gold e celeron de 12ª geração; similar ou superior de outro fabricante desde que comprovada a capacidade de desempenho é idêntica ou superior; características minimas: suporta tecnologia intel turbo boost 2.0 e tecnologia intel turbo boost max 3.0; memória: 2 x dimm, máx. 128 gb, ddr4 3200/ 3000/ 2933/ 2800/2 666/ 2400/2133 sem ecc, dualchannel, viídeo: 1 x porta hdmi 1 x vga; rede: 1 x realtek 1 gb ethernet; armazenamento: <text:s/>suporta 2 x slots m.2 e 4 x portas sata 6gb/s; usb: usb traseiro: 2 x portas usb 3.2 gen 1 (2 x tipo-a) 2 x portas usb 2.0 (2 x tipo-a); usb frontal; áudio: codec de áudio de alta definição realtek 7.1 surround sound 3 x tomadas de áudio; sistema operacional: open source (64-bit); garantia: 1 ano de garantia.</text:p>
          </table:table-cell>
          <table:table-cell table:number-columns-repeated="16380" table:style-name="ce1"/>
        </table:table-row>
        <table:table-row table:style-name="ro10">
          <table:table-cell office:value-type="float" office:value="9" table:style-name="ce5">
            <text:p>9</text:p>
          </table:table-cell>
          <table:table-cell office:value-type="float" office:value="461621" table:style-name="ce6">
            <text:p>461621</text:p>
          </table:table-cell>
          <table:table-cell office:value-type="string" table:style-name="ce7">
            <text:p>Placa De Rede</text:p>
          </table:table-cell>
          <table:table-cell office:value-type="string" table:style-name="ce7">
            <text:p>Placa de rede; similar ou superior, 10/100/1000 mbps, pci-e prv1000e - vinik chipset; similar ou superior de outro fabricante desde que comprovada a capacidade de desempenho é idêntica ou superior; características minimas: realtek; padrões: ieee 802.3u; 802.3ad (lacp) wfm 2.0; 802.3x; 802.1q; 802.3; 802.1p; 802.3ab; 802.2; tecnologia de conectividade: cabo; conector padrão: rj45; tcp/ip; sistemas operacionais compatíveis: microsoft windows 10 / 11, linux, garantia de 1 ano a partir da data de entrega.</text:p>
          </table:table-cell>
          <table:table-cell table:number-columns-repeated="16380" table:style-name="ce1"/>
        </table:table-row>
        <table:table-row table:style-name="ro11">
          <table:table-cell office:value-type="float" office:value="10" table:style-name="ce5">
            <text:p>10</text:p>
          </table:table-cell>
          <table:table-cell office:value-type="float" office:value="426940" table:style-name="ce6">
            <text:p>426940</text:p>
          </table:table-cell>
          <table:table-cell office:value-type="string" table:style-name="ce7">
            <text:p>Placa Controladora</text:p>
          </table:table-cell>
          <table:table-cell office:value-type="string" table:style-name="ce7">
            <text:p>Placa controladora similar ou superior gt 710 4gb ddr3 vídeo, similar ou superior de outro fabricante desde que comprovada a capacidade de desempenho é idêntica ou superior; características minimas: tamanho memória 4gb ddr3, resolução imagem 2500 x 1600 dpi, padrão imagem vga- dvi-hdmi; core clock (mhz): 589; memory clock: (mhz)500 (1000 effective); processor clock (mhz): 1402; memoria: 64-bit; memory bandwidth (8 gb/sec); conexões; 01 vga e 1 hdmi ;características adicionais directx 10.1, barramento pci express 2.0 x 16; garantia de 1 ano a partir da data de entrega.</text:p>
          </table:table-cell>
          <table:table-cell table:number-columns-repeated="16380" table:style-name="ce1"/>
        </table:table-row>
        <table:table-row table:style-name="ro12">
          <table:table-cell office:value-type="float" office:value="11" table:style-name="ce5">
            <text:p>11</text:p>
          </table:table-cell>
          <table:table-cell office:value-type="float" office:value="481780" table:style-name="ce6">
            <text:p>481780</text:p>
          </table:table-cell>
          <table:table-cell office:value-type="string" table:style-name="ce7">
            <text:p>Webcam</text:p>
          </table:table-cell>
          <table:table-cell office:value-type="string" table:style-name="ce7">
            <text:p>Webcam similar ou superior, full hd logitech c920s com microfone, widescreen, compatível com logitech capture, similar ou superior de outro fabricante desde que comprovada a capacidade de desempenho é idêntica ou superior; características minimas: resolução máxima: 1080p/30qps, 720p/30qps; tipo de foco: foco automático; tecnologia de lente: vidro full hd; microfone embutido: estéreo; fov: 78; clipe universal pronto para tripés que se ajusta a monitores de laptop ou lcd; comprimento do cabo: 1,5 m ou maior; tampa de proteção de privacidade; requisitos do sistema: linux, windows 10 ou superior, modo de dispositivo de vídeo usb, macos 10.10 ou superior, mozilla firefox, android v 5.0 ou superior, uma porta usb, acesso à internet; recursos: videochamadas em full hd de 1080p, gravação de vídeo em full hd de 1080p, foco automático em hd e correção de luz, áudio estéreo com microfones duplos, tampa de proteção de privacidade, software avançado de captura; garantia de 1 ano a partir da data de entrega.</text:p>
          </table:table-cell>
          <table:table-cell table:number-columns-repeated="16380" table:style-name="ce1"/>
        </table:table-row>
        <table:table-row table:style-name="ro13">
          <table:table-cell office:value-type="float" office:value="12" table:style-name="ce5">
            <text:p>12</text:p>
          </table:table-cell>
          <table:table-cell office:value-type="float" office:value="473612" table:style-name="ce6">
            <text:p>473612</text:p>
          </table:table-cell>
          <table:table-cell office:value-type="string" table:style-name="ce7">
            <text:p>Unidade Disco Rígido</text:p>
          </table:table-cell>
          <table:table-cell office:value-type="string" table:style-name="ce7">
            <text:p>Unidade disco similar ou superior; tipo: rígido sff, capacidade: 1,2 tb., Tamanho: 2,5 pol, velocidade: 10.000 rpm, padrão: sas 6gb,s, aplicação: servidor hpe proliant dl160 gen10, similar ou superior de outro fabricante desde que comprovada a capacidade de desempenho é idêntica ou superior; características minimas: adequado para dispositivo: servidor; capacidade de armazenamento: 1,20 tb; interface standard diretório: 12gb/s sas; interface do controlador: sas; largura da unidade: 2.5"; tipo de produto: disco rígido; tipo de unidade: interno; velocidade do eixo (rpm): 10000; características físicas: largura da unidade: 2.5"; tipo de unidade: interno; desempenho da unidade; capacidade de armazenamento: 1,20 tb; interface standard diretório: 12gb/s sas; interface do controlador: sas; garantia de 1 ano a partir da data de entrega.</text:p>
          </table:table-cell>
          <table:table-cell table:number-columns-repeated="16380" table:style-name="ce1"/>
        </table:table-row>
        <table:table-row table:style-name="ro14">
          <table:table-cell office:value-type="float" office:value="13" table:style-name="ce5">
            <text:p>13</text:p>
          </table:table-cell>
          <table:table-cell office:value-type="float" office:value="480872" table:style-name="ce6">
            <text:p>480872</text:p>
          </table:table-cell>
          <table:table-cell office:value-type="string" table:style-name="ce7">
            <text:p>Unidade Disco Rígido</text:p>
          </table:table-cell>
          <table:table-cell office:value-type="string" table:style-name="ce7">
            <text:p>Unidade disco similar ou superior; tipo: rígido lff, capacidade: 1 tb., Tamanho: 3,5 pol, velocidade: 7.200 rpm, padrão: sas 6gb,s, aplicação: servidor hpe proliant dl160 gen10, similar ou superior de outro fabricante, desde que comprovada a capacidade de desempenho é idêntica ou superior, características minimas: adequado para dispositivo: servidor; capacidade de armazenamento: 1 tb; interface standard diretório: sata/600; interface do controlador: sata; largura da unidade: 3.5"; nome de marca: hpe; tipo de produto: disco rígido; tipo de unidade: interno; velocidade do eixo (rpm): 7200; características físicas: largura da unidade: 3.5"; tipo de unidade: interno; desempenho da unidade; velocidade do eixo (rpm): 7200; adequado para dispositivo: servidor; compatibilidade: hpe proliant servidor; informação técnica; capacidade de armazenamento: 1 tb; informações gerais; interface standard diretório: sata/600; interface do controlador: sata; garantia de 1 ano a partir da data de entrega.</text:p>
          </table:table-cell>
          <table:table-cell table:number-columns-repeated="16380" table:style-name="ce1"/>
        </table:table-row>
        <table:table-row table:style-name="ro15">
          <table:table-cell office:value-type="float" office:value="14" table:style-name="ce5">
            <text:p>14</text:p>
          </table:table-cell>
          <table:table-cell office:value-type="float" office:value="479104" table:style-name="ce6">
            <text:p>479104</text:p>
          </table:table-cell>
          <table:table-cell office:value-type="string" table:style-name="ce7">
            <text:p>Unidade Disco Rígido</text:p>
          </table:table-cell>
          <table:table-cell office:value-type="string" table:style-name="ce7">
            <text:p>Unidade disco similar ou superior, tipo: rígido, capacidade: 2 tb, tamanho: 3,5 pol, velocidade:7.200 rpm, padrão: interface serial sata iii com taxa de velocidade até 6.0 gb/s; aplicação: servidor hpe proliant dl160 gen10, similar ou superior de outro fabricante desde que comprovada a capacidade de desempenho é idêntica ou superior as características minimas: memória cache: 64 mb; tecnologia multi-tier caching (mtc); potência de operação média: 5.3 w; latência média: 4,16 ms; tempo médio de leitura &lt; 8,5 msec; tempo médio gravando &lt; 9,5 msec; taxa média de dados, leitura/gravação 156 mb/s; taxa de dados sustentada: 210 mb/s; setores garantidos: 1,953,525,168; confiabilidade: ciclos de carga / descarga 50,000; erros de leitura não recuperáveis por bits lidos, máx. 1 per 10e14; horário de funcionamento 2400 horas por ano - limite da taxa de carga de trabalho (tb / ano) 55; configuração cabeças 2 cabeças; discos 1 discos; bytes por setor 4.096; energia poder de inicialização 2.0 a; modo típico de operação 5.3 w; média ociosa: 4.6 w; modo de espera/ modo de espera típico: 0.94 w / 0.94 w; tolerância de tensão, incluindo ruído (5 v): ± 5 %; tolerância de tensão, incluindo ruído (12 v): ± 10 %; temperatura em operação 0 a 60º c; temperatura fora de operação 40 a 70º c; garantia de 1 ano a partir da data de entrega.</text:p>
          </table:table-cell>
          <table:table-cell table:number-columns-repeated="16380" table:style-name="ce1"/>
        </table:table-row>
        <table:table-row table:style-name="ro16">
          <table:table-cell office:value-type="float" office:value="15" table:style-name="ce5">
            <text:p>15</text:p>
          </table:table-cell>
          <table:table-cell office:value-type="float" office:value="390434" table:style-name="ce6">
            <text:p>390434</text:p>
          </table:table-cell>
          <table:table-cell office:value-type="string" table:style-name="ce7">
            <text:p>Unidade Disco Rígido</text:p>
          </table:table-cell>
          <table:table-cell office:value-type="string" table:style-name="ce7">
            <text:p>Unidade disco, similar ou superior, tipo: rígido, capacidade: 500gb, tamanho: 2,5pol, velocidade: 5.400rpm, padrão: serial sata, aplicação: notebook/pc, características adicionais: buffer 8 mb; similar ou superior de outro fabricante desde que comprovada a capacidade de desempenho é idêntica ou superior as características minimas: mtc (multi tier caching technology); nand flash, dram e cache de mídia; tipo: hdd; tamanho do buffer da unidade de armazenamento: 128 mb; taxa de transferência sustentada do hdd: 140 mib / s; latência média: 5,6 ms; bytes por setor: 4096; conformidade rohs; consumo de energia (leitura): 1,6 w; consumo de energia (gravação): 1,7 w; consumo de energia (inativo): 0,45 w; tensão de operação: 5 v; corrente de partida: 1 a; temperatura de operação (tt): 0 60 ° c; temperatura de armazenamento (tt): 40 70 ° c; humidade relativa de funcionamento (hh): 5 95%; humidade relativa de armazenamento (hh): 5 95%; choque operacional: 400 g; choque não operacional: 1000 g; largura: 69,8 mm; altura: 7 mm; profundidade: 100,3 mm; garantia de 1 ano a partir da data de entrega.</text:p>
          </table:table-cell>
          <table:table-cell table:number-columns-repeated="16380" table:style-name="ce1"/>
        </table:table-row>
        <table:table-row table:style-name="ro17">
          <table:table-cell office:value-type="float" office:value="16" table:style-name="ce5">
            <text:p>16</text:p>
          </table:table-cell>
          <table:table-cell office:value-type="float" office:value="444947" table:style-name="ce6">
            <text:p>444947</text:p>
          </table:table-cell>
          <table:table-cell office:value-type="string" table:style-name="ce7">
            <text:p>Gaveta Para Disco Rígido</text:p>
          </table:table-cell>
          <table:table-cell office:value-type="string" table:style-name="ce7">
            <text:p>Gaveta para disco rígido, tipo: interna, características adicionais: para hd sas/sata 2.5" sff, aplicação: servidor hpe proliant dl160 gen10.</text:p>
          </table:table-cell>
          <table:table-cell table:number-columns-repeated="16380"/>
        </table:table-row>
        <table:table-row table:style-name="ro18">
          <table:table-cell office:value-type="float" office:value="17" table:style-name="ce5">
            <text:p>17</text:p>
          </table:table-cell>
          <table:table-cell office:value-type="float" office:value="444947" table:style-name="ce6">
            <text:p>444947</text:p>
          </table:table-cell>
          <table:table-cell office:value-type="string" table:style-name="ce7">
            <text:p>Gaveta Para Disco Rígido</text:p>
          </table:table-cell>
          <table:table-cell office:value-type="string" table:style-name="ce7">
            <text:p>Gaveta para disco rígido, tipo: interna, características adicionais: para hd sas/sata 3.5" lff, aplicação: servidor hpe proliant dl160 gen10.</text:p>
          </table:table-cell>
          <table:table-cell table:number-columns-repeated="16380"/>
        </table:table-row>
        <table:table-row table:style-name="ro19">
          <table:table-cell office:value-type="float" office:value="18" table:style-name="ce5">
            <text:p>18</text:p>
          </table:table-cell>
          <table:table-cell office:value-type="float" office:value="257919" table:style-name="ce6">
            <text:p>257919</text:p>
          </table:table-cell>
          <table:table-cell office:value-type="string" table:style-name="ce7">
            <text:p>Unidade De Ventilação</text:p>
          </table:table-cell>
          <table:table-cell office:value-type="string" table:style-name="ce7">
            <text:p>Unidade de ventilação 1u; rack 19" unidade / gaveta de ventilação 19” 1u 300mm 2 venti-ladores garra, fabricada em caixa 1u em chapa de aço sae 1020 chapa 1,2mm. Ventiladores bi-volts, interruptor liga/desliga, fusível 20a,composto de 2 ventiladores com tensão 110/220v.</text:p>
          </table:table-cell>
          <table:table-cell table:number-columns-repeated="16380"/>
        </table:table-row>
        <table:table-row table:style-name="ro20">
          <table:table-cell office:value-type="float" office:value="19" table:style-name="ce5">
            <text:p>19</text:p>
          </table:table-cell>
          <table:table-cell office:value-type="float" office:value="487696" table:style-name="ce6">
            <text:p>487696</text:p>
          </table:table-cell>
          <table:table-cell office:value-type="string" table:style-name="ce7">
            <text:p>Fonte</text:p>
          </table:table-cell>
          <table:table-cell office:value-type="string" table:style-name="ce7">
            <text:p>Fonte similar ou superior, atx 500w aerocool vx-500; similar ou superior de outro fabricante desde que comprovada a capacidade de desempenho é idêntica ou superior as características minimas: potência nominal: 500 w; compatível com atx12v ver.2.3; voltagem: 115 ~ 230 (12v); comprimento de até 550 milímetros; fácil acesso a todos os componentes; proteção: ovp / uvp / opp / scp / sip; cooler: 12cm; energia: ac input: 115 ~ 230vac / 7.5 ~ 3.5a / 63 ~ 47hz; dc output: +3.3v / +5v / +12v / -12v / +5vsb; max current: 20a / 20a / 37a / 0.4a / 2.5a; potência combinada: 130w / 444w / 4.8w / 12.5w; conectores: 7 conectores sata; 6 + 2pin pcie; conectores: 20 + 4p e cpu 4 + 4p; garantia de 1 ano a partir da data de entrega.</text:p>
          </table:table-cell>
          <table:table-cell table:number-columns-repeated="16380"/>
        </table:table-row>
        <table:table-row table:style-name="ro21">
          <table:table-cell office:value-type="float" office:value="20" table:style-name="ce5">
            <text:p>20</text:p>
          </table:table-cell>
          <table:table-cell office:value-type="float" office:value="283974" table:style-name="ce6">
            <text:p>283974</text:p>
          </table:table-cell>
          <table:table-cell office:value-type="string" table:style-name="ce7">
            <text:p>Alicate De Climpar</text:p>
          </table:table-cell>
          <table:table-cell office:value-type="string" table:style-name="ce7">
            <text:p>Alicate de climpar rj45 rj11 rj12 blindado c/ catraca, cat6; características minimas: ferramenta com 8.5' (215mm ); alicate para crimpar rj45, rj11, rj12 cat6 blindado; cabo emborrachado; corpo aço carbono; cabeça matriz de alta precisão; catraca para pressão; lâmina removível; haste em aço carbono; corpo anatômico; conectorização de alta precisão; produto em blister; suporta conectores cat5 e cat6; uso profissional; corta e decapa o cabo lan.</text:p>
          </table:table-cell>
          <table:table-cell table:number-columns-repeated="16380"/>
        </table:table-row>
        <table:table-row table:style-name="ro22">
          <table:table-cell office:value-type="float" office:value="21" table:style-name="ce5">
            <text:p>21</text:p>
          </table:table-cell>
          <table:table-cell office:value-type="float" office:value="411291" table:style-name="ce6">
            <text:p>411291</text:p>
          </table:table-cell>
          <table:table-cell office:value-type="string" table:style-name="ce7">
            <text:p>Bateria Litium Cr2032</text:p>
          </table:table-cell>
          <table:table-cell office:value-type="string" table:style-name="ce7">
            <text:p>Bateria litium cr2032, bateria-botão de lítio de 3 volts, usada em computadores; formato botão; longa duração; voltagem: 3v; referência: cr2032.</text:p>
          </table:table-cell>
          <table:table-cell table:number-columns-repeated="16380"/>
        </table:table-row>
        <table:table-row table:style-name="ro22">
          <table:table-cell office:value-type="float" office:value="22" table:style-name="ce5">
            <text:p>22</text:p>
          </table:table-cell>
          <table:table-cell office:value-type="float" office:value="394901" table:style-name="ce6">
            <text:p>394901</text:p>
          </table:table-cell>
          <table:table-cell office:value-type="string" table:style-name="ce7">
            <text:p>Mouse</text:p>
          </table:table-cell>
          <table:table-cell office:value-type="string" table:style-name="ce7">
            <text:p>Mouse pad com gel, base com silicone para dar apoio ao punho, possui desenho ergonômico, o tecido especial e de alta qualidade da base proporciona um deslizamento suave do mouse, mantendo o acessório sempre limpo; base de borracha antiderrapante; dimensões: 235 x 200 x 2mm.</text:p>
          </table:table-cell>
          <table:table-cell table:number-columns-repeated="16380"/>
        </table:table-row>
        <table:table-row table:style-name="ro23">
          <table:table-cell office:value-type="float" office:value="23" table:style-name="ce5">
            <text:p>23</text:p>
          </table:table-cell>
          <table:table-cell office:value-type="float" office:value="404475" table:style-name="ce6">
            <text:p>404475</text:p>
          </table:table-cell>
          <table:table-cell office:value-type="string" table:style-name="ce7">
            <text:p>Pulseira Anti-Estática</text:p>
          </table:table-cell>
          <table:table-cell office:value-type="string" table:style-name="ce7">
            <text:p>Pulseira anti-estática, componentes pulseira plástica e cabo com conectores, similar ou superior, características minimas: aplicação equipamentos eletrônicos; conector: garra jacaré; resistor: 1 mω; pulseira elástica com feixe ajustável; comprimento da pulseira: 17 cm; comprimento do fio flexionado: 45 cm; comprimento do fio esticado: 1,1 m.</text:p>
          </table:table-cell>
          <table:table-cell table:number-columns-repeated="16380"/>
        </table:table-row>
        <table:table-row table:style-name="ro24">
          <table:table-cell office:value-type="float" office:value="24" table:style-name="ce5">
            <text:p>24</text:p>
          </table:table-cell>
          <table:table-cell office:value-type="float" office:value="396969" table:style-name="ce6">
            <text:p>396969</text:p>
          </table:table-cell>
          <table:table-cell office:value-type="string" table:style-name="ce7">
            <text:p>Transceptor Conversor De Mídia</text:p>
          </table:table-cell>
          <table:table-cell office:value-type="string" table:style-name="ce7">
            <text:p>Transceptor conversor de mídia, similar ou superior, 1000 st dispõe na porta de par trançado rj45 de 10/100/1000 mbit/s, conexão de fibra ótica multi modo de 1000 mbit/s e conector st; similar ou superior de outro fabricante, desde que comprovada a capacidade de desempenho é idêntica ou superior, características minimas: funciona em modo full-duplex 1000mbps tanto para porta tx como para porta fx; suporta auto mdi / mdix para porta tx; fornece configuração do switch de modo de transferência forçada / auto da porta fx.De A distância da fibra em até 15 km; leds fáceis de visualizar fornecem status para monitorar a atividade de rede com facilidade; padrões e protocolos: ieee 802.3ab, ieee 802.3z, ieee 802.3x; função básica: controle de fluxo full duplex (ieee 802.3x); estende a distância da fibra em até 15 km portas: 1x porta sc 1000m, 1x porta rj45 1000m (auto mdi/mdix); comprimento de onda: 1310nm; rede de mídia 1000base-fx: fibra de modo único; rede de mídia 1000base-t: utp cabo categoria 5, 5e (máximo 100m); eia/tia-568 100o stp (máximo 100m); possui indicadores led; segurança e emissão: fcc, ce; com fonte de alimentação externa, de comutação ac100 265v/dc5v; garantia de 1 ano a partir da data de entrega.</text:p>
          </table:table-cell>
          <table:table-cell table:number-columns-repeated="16380"/>
        </table:table-row>
        <table:table-row table:style-name="ro25">
          <table:table-cell office:value-type="float" office:value="25" table:style-name="ce5">
            <text:p>25</text:p>
          </table:table-cell>
          <table:table-cell office:value-type="float" office:value="375963" table:style-name="ce6">
            <text:p>375963</text:p>
          </table:table-cell>
          <table:table-cell office:value-type="string" table:style-name="ce7">
            <text:p>Conector Macho, Rj45</text:p>
          </table:table-cell>
          <table:table-cell office:value-type="string" table:style-name="ce7">
            <text:p>Conector macho, rj45, cat.6 para cabo solido características: atende fcc 68.5 (emi - interferência eletromagnética); contatos adequados para conectorização de condutores sólidos; conector possui 3 partes, facilitando o processo de montagem e melhorando o desempenho elétrico.</text:p>
          </table:table-cell>
          <table:table-cell table:number-columns-repeated="16380"/>
        </table:table-row>
        <table:table-row table:style-name="ro26">
          <table:table-cell office:value-type="float" office:value="26" table:style-name="ce5">
            <text:p>26</text:p>
          </table:table-cell>
          <table:table-cell office:value-type="float" office:value="367079" table:style-name="ce6">
            <text:p>367079</text:p>
          </table:table-cell>
          <table:table-cell office:value-type="string" table:style-name="ce7">
            <text:p>Filtro De Linha</text:p>
          </table:table-cell>
          <table:table-cell office:value-type="string" table:style-name="ce7">
            <text:p>Filtro linha: potência máxima do conjunto: 1270va-127v / 2200va-220v; corrente máxima do conjunto: 10a; tensão de entrada e saída: 110/220v (bivolt); cabo: pp plug nbr 14.136; comprimento do cabo: 1,50mts; bitola: 3 x 0,75mm; tomadas: 9 nbr 14.136 ; frequência de entrada: 50/60hz; atenuação de ruído: 20db à 50db.</text:p>
          </table:table-cell>
          <table:table-cell table:number-columns-repeated="16380"/>
        </table:table-row>
        <table:table-row table:style-name="ro27">
          <table:table-cell office:value-type="float" office:value="27" table:style-name="ce5">
            <text:p>27</text:p>
          </table:table-cell>
          <table:table-cell office:value-type="float" office:value="390871" table:style-name="ce6">
            <text:p>390871</text:p>
          </table:table-cell>
          <table:table-cell office:value-type="string" table:style-name="ce7">
            <text:p>Transceptor Conversor</text:p>
          </table:table-cell>
          <table:table-cell office:value-type="string" table:style-name="ce7">
            <text:p>Transceptor conversor cabo fibra óptica. Taxa transmissão: 10/100/1000mbps, tipo conector: sc, compatibilidade: ieee802.3ab 1000 base-t ieee802.3z 1000 base-x, velocidade transferência: 1000 base t, taxa recepção: 1000 base t, características adicionais: fonte alimentação externa bivolt autom. (dc 5v,2a), tipo fibra: multimodo duplex 50,125 e 62,5,125.</text:p>
          </table:table-cell>
          <table:table-cell table:number-columns-repeated="16380"/>
        </table:table-row>
        <table:table-row table:style-name="ro28">
          <table:table-cell office:value-type="float" office:value="28" table:style-name="ce5">
            <text:p>28</text:p>
          </table:table-cell>
          <table:table-cell office:value-type="float" office:value="421194" table:style-name="ce6">
            <text:p>421194</text:p>
          </table:table-cell>
          <table:table-cell office:value-type="string" table:style-name="ce7">
            <text:p>Caixa Tomada</text:p>
          </table:table-cell>
          <table:table-cell office:value-type="string" table:style-name="ce7">
            <text:p>Caixa tomada, caixa sobrepor c/ conector keystone rj45 cat6 1 porta; caixa de sobrepor com 1 tomada rj45 cat.6; branca. Dispensa o uso de parafusos. Fabricada em termoplástico na cor branca e é composta por caixa, tampa com encaixe de pressão e módulos; sistema modular, possui janelas para inserir canaletas de diferentes dimensões.</text:p>
          </table:table-cell>
          <table:table-cell table:number-columns-repeated="16380"/>
        </table:table-row>
        <table:table-row table:style-name="ro29">
          <table:table-cell office:value-type="float" office:value="29" table:style-name="ce5">
            <text:p>29</text:p>
          </table:table-cell>
          <table:table-cell office:value-type="float" office:value="469535" table:style-name="ce6">
            <text:p>469535</text:p>
          </table:table-cell>
          <table:table-cell office:value-type="string" table:style-name="ce7">
            <text:p>Conector Rj45 Fêmea</text:p>
          </table:table-cell>
          <table:table-cell office:value-type="string" table:style-name="ce7">
            <text:p>Conector rj45 fêmea cat6 8 vias categoria 1gb azul part number: cj688tpbu.</text:p>
          </table:table-cell>
          <table:table-cell table:number-columns-repeated="16380"/>
        </table:table-row>
        <table:table-row table:style-name="ro30">
          <table:table-cell office:value-type="float" office:value="30" table:style-name="ce5">
            <text:p>30</text:p>
          </table:table-cell>
          <table:table-cell office:value-type="float" office:value="487697" table:style-name="ce6">
            <text:p>487697</text:p>
          </table:table-cell>
          <table:table-cell office:value-type="string" table:style-name="ce7">
            <text:p>Ssd 480 Gb</text:p>
          </table:table-cell>
          <table:table-cell office:value-type="string" table:style-name="ce7">
            <text:p>Ssd 480 gb, similar ou superior, ssd kingston a400, 480gb, sata, leitura 500mb/s, gravação 400mb/s, similar ou superior de outro fabricante, desde que comprovada a capacidade de desempenho é idêntica ou superior, características minimas: formato: 2,5 pol; interface: sata rev. 3.0 (6gb/s); compatível com a versão anterior sata rev. 2.0 (3gb/s); capacidades: 480gb; nand: tlc; performance de referência até 500mb/s para leitura e 400mb/s para gravação; temperatura de armazenamento: -40 °c a 85 °c; temperatura de operação: 0 °c a 70 °c; vibração quando em operação: 2,17g pico (7 – 800 hz); vibração quando não está em operação: 20g pico (10 – 2000 hz); expectativa de vida útil: 1 milhão de horas mtb; garantia de 1 ano a partir da data de entrega.</text:p>
          </table:table-cell>
          <table:table-cell table:number-columns-repeated="16380"/>
        </table:table-row>
        <table:table-row table:style-name="ro31">
          <table:table-cell office:value-type="float" office:value="31" table:style-name="ce5">
            <text:p>31</text:p>
          </table:table-cell>
          <table:table-cell office:value-type="float" office:value="448628" table:style-name="ce6">
            <text:p>448628</text:p>
          </table:table-cell>
          <table:table-cell office:value-type="string" table:style-name="ce7">
            <text:p>Memória Ddr4 16gb</text:p>
          </table:table-cell>
          <table:table-cell office:value-type="string" table:style-name="ce7">
            <text:p>Memória ddr4 16gb 19200 2400mhz kingston, similar ou superior de outro fabricante, desde que comprovada a capacidade de desempenho é idêntica ou superior, características minimas: dados técnicos padrão: ddr4; capacidade: 16 gb; velocidade: 2400 mhz; tipo: ddr4; latência: cl17; tensão: 1.2v; 288-pin dimm; temperatura de operação: 0oc a +85oc; temperatura de armazenamento: -55°c a +100oc; garantia de 1 ano a partir da data de entrega.</text:p>
          </table:table-cell>
          <table:table-cell table:number-columns-repeated="16380"/>
        </table:table-row>
        <table:table-row table:style-name="ro32">
          <table:table-cell office:value-type="float" office:value="32" table:style-name="ce5">
            <text:p>32</text:p>
          </table:table-cell>
          <table:table-cell office:value-type="float" office:value="473420" table:style-name="ce6">
            <text:p>473420</text:p>
          </table:table-cell>
          <table:table-cell office:value-type="string" table:style-name="ce7">
            <text:p>Memória Ram</text:p>
          </table:table-cell>
          <table:table-cell office:value-type="string" table:style-name="ce7">
            <text:p>Memória ddr4 16gb 19200 2400mhz kingston, similar ou superior de outro fabricante, desde que comprovada a capacidade de desempenho é idêntica ou superior, características minimas: dados técnicos padrão: ddr4; capacidade: 16 gb; velocidade: 2400 mhz; tipo: ddr4; latência: cl17; tensão: 1.2v; 288-pin dimm; temperatura de operação: 0oc a +85oc; temperatura de armazenamento: -55°c a +100oc; garantia de 1 ano a partir da data de entrega.</text:p>
          </table:table-cell>
          <table:table-cell table:number-columns-repeated="16380"/>
        </table:table-row>
        <table:table-row table:style-name="ro33">
          <table:table-cell office:value-type="float" office:value="33" table:style-name="ce5">
            <text:p>33</text:p>
          </table:table-cell>
          <table:table-cell office:value-type="float" office:value="299461" table:style-name="ce6">
            <text:p>299461</text:p>
          </table:table-cell>
          <table:table-cell office:value-type="string" table:style-name="ce7">
            <text:p>Memória Para Notebook</text:p>
          </table:table-cell>
          <table:table-cell office:value-type="string" table:style-name="ce7">
            <text:p>Memória 4gb ddr4 para notebook, similar ou superior,memoria 4gb notebook kingston ddr4 3200mhz kvr32s22s6/4, similar ou superior de outro fabricante, desde que comprovada a capacidade de desempenho é idêntica ou superior, características minimas: cl(idd) 22 ciclos; tempo de ciclo da linha (trcmin) 45.75ns(min.); Avaliação ul 94 v – 0; temperatura de operação 0o c a +85o c; temperatura de armazenamento -55o c a +100o c; tamanho 4gb; 1rx16; 512m x 64-bit; pc4-3200; cl22; 260-pin; sodimm; voltagem 1.2v; garantia de 1 ano a partir da data de entrega.</text:p>
          </table:table-cell>
          <table:table-cell table:number-columns-repeated="16380"/>
        </table:table-row>
        <table:table-row table:style-name="ro34">
          <table:table-cell office:value-type="float" office:value="34" table:style-name="ce5">
            <text:p>34</text:p>
          </table:table-cell>
          <table:table-cell office:value-type="float" office:value="464166" table:style-name="ce6">
            <text:p>464166</text:p>
          </table:table-cell>
          <table:table-cell office:value-type="string" table:style-name="ce7">
            <text:p>Mouse Vertical</text:p>
          </table:table-cell>
          <table:table-cell office:value-type="string" table:style-name="ce7">
            <text:p>Mouse vertical recarregável ergonômico 2.4g sem fio, similar ou superior, mouse 3 níveis de dpi ajustáveis rgb luz de fluxo plug n play, zwbfu; similar ou superior de outro fabricante, desde que comprovada a capacidade de desempenho é idêntica ou superior, características minimas: 3 níveis de dpi 800, 1600, 2400; design vertical ergonômico; plug and play; tempo de trabalho longo bateria embutida recarregável; cor: preto; botão: esquerda, direita, roda de rolagem, avançar, voltar, botões dpi; capacidade da bateria: 1000mah; sistema: compatível com windows 10, 11 e linux ubuntu; material: abs; cabo de carregamento; receptor usb; garantia de 1 ano a partir da data de entrega.</text:p>
          </table:table-cell>
          <table:table-cell table:number-columns-repeated="16380"/>
        </table:table-row>
        <table:table-row table:style-name="ro35">
          <table:table-cell office:value-type="float" office:value="35" table:style-name="ce5">
            <text:p>35</text:p>
          </table:table-cell>
          <table:table-cell office:value-type="float" office:value="335878" table:style-name="ce6">
            <text:p>335878</text:p>
          </table:table-cell>
          <table:table-cell office:value-type="string" table:style-name="ce7">
            <text:p>Módulo Tomada De Rede Rj45</text:p>
          </table:table-cell>
          <table:table-cell office:value-type="string" table:style-name="ce7">
            <text:p>Módulo tomada de rede rj45 cat.6, 8 fios: kit caixa box dupla, 2 módulos rj45 cat6, conjunto base mais moldura 2 módulos; possui sistema de montagem monobloco, engenharia abs com protecao uv; tampa da tomada rj45 acrilonitrila butadieno estireno (abs); resiste 750°c; frequência: 250mhz.</text:p>
          </table:table-cell>
          <table:table-cell table:number-columns-repeated="16380"/>
        </table:table-row>
        <table:table-row table:style-name="ro36">
          <table:table-cell office:value-type="float" office:value="36" table:style-name="ce5">
            <text:p>36</text:p>
          </table:table-cell>
          <table:table-cell office:value-type="float" office:value="467549" table:style-name="ce6">
            <text:p>467549</text:p>
          </table:table-cell>
          <table:table-cell office:value-type="string" table:style-name="ce7">
            <text:p>Caixa De Cabo De Rede</text:p>
          </table:table-cell>
          <table:table-cell office:value-type="string" table:style-name="ce7">
            <text:p>Caixa de cabo de rede similar ou superior cat6 utp 305m furukawa, similar ou superior de outro fabricante, desde que comprovada a capacidade de desempenho é idêntica ou superior, características minimas: aplicações redes; cor azul; impedância: 100±15% ohms; revestimento pvc retardante a chama; condutor: cobre; diâmetro 6mm; temperatura de instalação: 0ºc a 50ºc; temperatura de instalação: 0ºc a 50ºc; temperatura de armazenamento: -20ºc a 80ºc; temperatura de operação: -20ºc a 60ºc; desequilíbrio resistivo máximo: 5%; resistência elétrica cc máxima do condutor de 20ºc: 93,8 ohms/km; capacitância mútua 1khz máximo: 56pf/m; desequilíbrio capacitivo par x terra 1khz máximo: 3,3pf/m; impedância característica: 100±15% ohms; atraso de propagação máximo: 545ns/100m, 10mhz; diferença entre o atraso de propagação máximo: 45ns/100m; prova de tensão elétrica entre condutores: 2500vdc/3s; velocidade de propagação nominal: 68%; garantia de 1 ano a partir da data de entrega.</text:p>
          </table:table-cell>
          <table:table-cell table:number-columns-repeated="16380"/>
        </table:table-row>
        <table:table-row table:style-name="ro37">
          <table:table-cell office:value-type="float" office:value="37" table:style-name="ce5">
            <text:p>37</text:p>
          </table:table-cell>
          <table:table-cell office:value-type="float" office:value="463252" table:style-name="ce6">
            <text:p>463252</text:p>
          </table:table-cell>
          <table:table-cell office:value-type="string" table:style-name="ce7">
            <text:p>Alicate Punch Down</text:p>
          </table:table-cell>
          <table:table-cell office:value-type="string" table:style-name="ce7">
            <text:p>Alicate punch down alicate inserção, similar ou superior, pluscable punch down rj45 lt-p50 laranja, compatível com padrão 110 idc; material: abs; material da lâmina: aço carbono; dimensões: 3.5 x 3 x 18 cm; utilizado para conectar e cortar os fios nos módulos rj45; com regulagem de pressão.</text:p>
          </table:table-cell>
          <table:table-cell table:number-columns-repeated="16380"/>
        </table:table-row>
        <table:table-row table:style-name="ro38">
          <table:table-cell office:value-type="float" office:value="38" table:style-name="ce5">
            <text:p>38</text:p>
          </table:table-cell>
          <table:table-cell office:value-type="float" office:value="445539" table:style-name="ce6">
            <text:p>445539</text:p>
          </table:table-cell>
          <table:table-cell office:value-type="string" table:style-name="ce7">
            <text:p>Teclado E Mouse, Sem Fio</text:p>
          </table:table-cell>
          <table:table-cell office:value-type="string" table:style-name="ce7">
            <text:p>Teclado e mouse, sem fio recarregável, wireless bluetooth led rgb 2.4ghz, similar ou superior, kit teclado/mouse sem fio recarregável dw-8078 português, similar ou superior de outro fabricante, desde que comprovada a capacidade de desempenho é idêntica ou superior, características minimas: teclado padrão brasileiro abnt, bateria interna recarregável, utiliza carregador, ciclo de vida 10 milhões de toques, caracteres das teclas impressos a laser, dimensão: 20(a) x 130(l) x 360(p) mm; mouse de 1600 dpi, mouse slim sem fio 2.4ghz; cabo usb para carregar; receptor usb wireless 2.4ghz; garantia de 1 ano a partir da data de entrega.</text:p>
          </table:table-cell>
          <table:table-cell table:number-columns-repeated="16380"/>
        </table:table-row>
        <table:table-row table:style-name="ro39">
          <table:table-cell office:value-type="float" office:value="39" table:style-name="ce5">
            <text:p>39</text:p>
          </table:table-cell>
          <table:table-cell office:value-type="float" office:value="454460" table:style-name="ce6">
            <text:p>454460</text:p>
          </table:table-cell>
          <table:table-cell office:value-type="string" table:style-name="ce7">
            <text:p>Pendrive 32 Gb</text:p>
          </table:table-cell>
          <table:table-cell office:value-type="string" table:style-name="ce7">
            <text:p>Pendrive 32 gb; usb 3.0, similar ou superior, pendrive datatraveler 100g3 32gb, kingston, pendrives, preto; similar ou superior de outro fabricante, desde que comprovada a capacidade de desempenho é idêntica ou superior, características minimas: compatível com as especificações para usb 3.01 de última geração; cor preto; pode ser usado nas portas usb 3.0 e 2.0; compatível com windows 10, 11 e linux ubuntu; tipo de; tamanho da memória 32 gb; voltagem 5 volts; tampa deslizante; dimensões 6 x 2.12 x 1 cm, 16 g; garantia de 1 ano a partir da data de entrega.</text:p>
          </table:table-cell>
          <table:table-cell table:number-columns-repeated="16380"/>
        </table:table-row>
        <table:table-row table:style-name="ro40">
          <table:table-cell office:value-type="float" office:value="40" table:style-name="ce5">
            <text:p>40</text:p>
          </table:table-cell>
          <table:table-cell office:value-type="float" office:value="479103" table:style-name="ce6">
            <text:p>479103</text:p>
          </table:table-cell>
          <table:table-cell office:value-type="string" table:style-name="ce7">
            <text:p>Memória Ssd 1tb</text:p>
          </table:table-cell>
          <table:table-cell office:value-type="string" table:style-name="ce7">
            <text:p>Memória de armazenamento interno de estado sólido ssd 1tb, similar ou superior, ssd plus 1tb sandisk sdssda-1t00-g26; similar ou superior de outro fabricante, desde que comprovada a capacidade de desempenho é idêntica ou superior, características minimas: dispositivos compatíveis desktop, notebook; tecnologia de conexão sata (revision 3.0 - 6 gb/s); tamanho do disco rígido 1 tb; velocidade de leitura 535 megabytes per second (mb/s); velocidade de gravação até 450mb/s; cor preto; compatível com windows 10, 11 e linux ubuntu;tecnologia do hd unidade ssd; dimensões 0.71 x 10.06 x 6.99 cm; 31.75 g; garantia de 1 ano a partir da data de entrega.</text:p>
          </table:table-cell>
          <table:table-cell table:number-columns-repeated="16380"/>
        </table:table-row>
        <table:table-row table:style-name="ro41">
          <table:table-cell office:value-type="float" office:value="41" table:style-name="ce5">
            <text:p>41</text:p>
          </table:table-cell>
          <table:table-cell office:value-type="float" office:value="468573" table:style-name="ce6">
            <text:p>468573</text:p>
          </table:table-cell>
          <table:table-cell office:value-type="string" table:style-name="ce7">
            <text:p>Memória Ssd 2tb</text:p>
          </table:table-cell>
          <table:table-cell office:value-type="string" table:style-name="ce9">
            <text:p>Memória de armazenamento externo portátil de estado sólido ssd 2tb, backup do servidor, similar ou superior, ssd 2 tb 870 qvo sata iii 2,5 polegadas, mz 77q2tob, similar ou superior de outro fabricante, desde que comprovada a capacidade de desempenho é idêntica ou superior, características minimas: sata iii 2,5" ssd 2tb; capacidade: 2tb; interface sata 6 gbps, compatível com interfaces sata 3 gbps e 1,5 gbps; compatibilidade: windows (32 bits e 64 bits), mac osx e linux; velocidades de leitura/gravação de até 560/530 mb/s; criptografia de disco completo aes de 256 bits, tcg/opal v2.0, unidade criptografada (ieee1667);tipo ssd sata armazenamento interno; capacidade: 2tb; compatível com interfaces sata 3 gbps e 1,5 gbps; memória cache sdram ddr4 de baixo consumo de 1 gb; compatível com smart; compatível com trim; algoritmo de coleta automática de lixo; consumo médio de energia 2,2 w, máximo: 4,0 w; confiabilidade de 1,5 milhão de horas (mtbf); choque: 1.500 g e 0,5 ms (meio seno); fator de forma 2,5 polegadas; dimensões (l x a x p): 3,94" x 2,76" x 0,27"; garantia de 1 ano a partir da data de entrega.</text:p>
          </table:table-cell>
          <table:table-cell table:number-columns-repeated="16380"/>
        </table:table-row>
        <table:table-row table:style-name="ro42">
          <table:table-cell office:value-type="float" office:value="42" table:style-name="ce5">
            <text:p>42</text:p>
          </table:table-cell>
          <table:table-cell office:value-type="float" office:value="487697" table:style-name="ce6">
            <text:p>487697</text:p>
          </table:table-cell>
          <table:table-cell office:value-type="string" table:style-name="ce7">
            <text:p>Memória Ssd 240gb</text:p>
          </table:table-cell>
          <table:table-cell office:value-type="string" table:style-name="ce10">
            <text:p>Memória de armazenamento interno de estado sólido ssd 240gb, similar ou superior, hd ssd crucial bx500, 480gb, sata, leitura 540mb/s, gravação 500mb/s, ct240bx500ssd1, similar ou superior de outro fabricante, desde que comprovada a capacidade de desempenho é idêntica ou superior, características minimas: ssd interno de 2,5 polegadas; capacidade: 480 gb; interface: sata 6.0gb / s; altura da unidade: 7,0 mm; fator de forma: 2,5 7mm; leitura: 540 mb/s; gravação: 500 mb/s; integridade de dados em várias etapas algoritmo; monitoramento térmico; aceleração de gravação slc; coleta de lixo ativa; suporte trim; automonitoramento e tecnologia de relatórios (inteligente); código de correção de erros (ecc); expectativa de vida (mttf): 1.5 milhões de horas; compatibilidade: windows (32 bits e 64 bits), mac osx e linux; garantia de 1 ano a partir da data de entrega.</text:p>
          </table:table-cell>
          <table:table-cell table:number-columns-repeated="16380"/>
        </table:table-row>
        <table:table-row table:style-name="ro27">
          <table:table-cell office:value-type="float" office:value="43" table:style-name="ce5">
            <text:p>43</text:p>
          </table:table-cell>
          <table:table-cell office:value-type="float" office:value="465014" table:style-name="ce6">
            <text:p>465014</text:p>
          </table:table-cell>
          <table:table-cell office:value-type="string" table:style-name="ce7">
            <text:p>Memória Ssd 480gb</text:p>
          </table:table-cell>
          <table:table-cell office:value-type="string" table:style-name="ce10">
            <text:p>Memória de armazenamento interno de estado sólido ssd 480gb, similar ou superior, ssd kingston nv1 480gb, m.2 2280 nvme, snvs/250gb, similar ou superior de outro fabricante, desde que comprovada a capacidade de desempenho é idêntica ou superior, características minimas: leitura: 2100mb/s e gravação: 1100mb/s; capacidade: 250gb; resistência: 60tbw; formato: m.2 2280; interface: nvme pcie gen 3.0 x 4 lanes; dimensões: 22 x 80 x 2,1 mm; consumo de energia: nativo 5mw, med 85,5mw, leitura 0,99w (max), gravação 1,5w (max); temperatura de armazenamento: -40°c a 85°c; temperatura de operação: 0°c a 70°c; resistência à vibração: operação 2,17g (7–800 hz), sem operação: 20g (20-1000hz); conexão pcie; plataforma de hardware desktops, notebooks; compatibilidade: windows (32 bits e 64 bits), mac osx e linux; garantia de 1 ano a partir da data de entrega.</text:p>
          </table:table-cell>
          <table:table-cell table:number-columns-repeated="16380"/>
        </table:table-row>
        <table:table-row table:style-name="ro23">
          <table:table-cell office:value-type="float" office:value="44" table:style-name="ce5">
            <text:p>44</text:p>
          </table:table-cell>
          <table:table-cell office:value-type="float" office:value="473560" table:style-name="ce6">
            <text:p>473560</text:p>
          </table:table-cell>
          <table:table-cell office:value-type="string" table:style-name="ce7">
            <text:p>Fonte Universal Para Notebook</text:p>
          </table:table-cell>
          <table:table-cell office:value-type="string" table:style-name="ce9">
            <text:p>Fonte universal para notebook, 90w, 12 conectores, similar ou superior, características minimas: bivolt: 100 ~ 240v / 50~60hz; voltagens de saída: 15v /16v /18.5v /19v /19.5v /20v; potência de saída: 90w; 12 conectores compatíveis com diversos modelos de notebooks; temperatura de operação: 0ºc a 40ºc; condição de umidade: 10% a 90%; proteção contra sobrecarga curto-circuito e superaquecimento; garantia de 1 ano a partir da data de entrega.</text:p>
          </table:table-cell>
          <table:table-cell table:number-columns-repeated="16380"/>
        </table:table-row>
        <table:table-row table:style-name="ro43">
          <table:table-cell office:value-type="float" office:value="45" table:style-name="ce5">
            <text:p>45</text:p>
          </table:table-cell>
          <table:table-cell office:value-type="float" office:value="376388" table:style-name="ce6">
            <text:p>376388</text:p>
          </table:table-cell>
          <table:table-cell office:value-type="string" table:style-name="ce7">
            <text:p>Unidade De Ventilação</text:p>
          </table:table-cell>
          <table:table-cell office:value-type="string" table:style-name="ce10">
            <text:p>Unidade de ventilação, kit de ventilação para o rack, descrição kit de ventilação universal, kit contém 4 ventiladores 12cm 12v, características dimensões: 120x129x25mm, velocidade: 1900rpm, fluxo de ar: 39,2l/s, nível de ruído: 39 db(a), cor: preto, voltagem: 12v, 4 grades de plástrico ou metal, botão liga/desliga, 1 fonte 12v bivolt automático.</text:p>
          </table:table-cell>
          <table:table-cell table:number-columns-repeated="16380"/>
        </table:table-row>
        <table:table-row table:style-name="ro44">
          <table:table-cell office:value-type="float" office:value="46" table:style-name="ce5">
            <text:p>46</text:p>
          </table:table-cell>
          <table:table-cell office:value-type="float" office:value="437670" table:style-name="ce6">
            <text:p>437670</text:p>
          </table:table-cell>
          <table:table-cell office:value-type="string" table:style-name="ce6">
            <text:p>Filtro De Linha</text:p>
          </table:table-cell>
          <table:table-cell office:value-type="string" table:style-name="ce9">
            <text:p>Filtro de linha 6 tomadas e, 5 metros de fio preto, similar ou superior, características minimas: gabinete em plástico (abs) anti-chamas resistente a impactos; chave liga-desliga, led indicador e suporte para fixação; corrente máxima de 10a em 127v / 6a em 220v; tensão de funcionamento: 127v/220v bivolt; potência máxima (para 127v): 1270va; potência máxima (para 220v): 1320va; cabo pp 3×0,75mm de 5,00 metros certificado pelo inmetro; tomadas fnt (fase, neutro, terra) no padrão nbr 14136; próprio para eliminar ou atenuar ruídos da rede elétrica; proteção contra sobrecargas, surtos de tensão e curtos-circuitos; garantia de 1 ano a partir da data de entrega.</text:p>
          </table:table-cell>
          <table:table-cell table:number-columns-repeated="16380"/>
        </table:table-row>
        <table:table-row table:style-name="ro45">
          <table:table-cell office:value-type="float" office:value="47" table:style-name="ce5">
            <text:p>47</text:p>
          </table:table-cell>
          <table:table-cell office:value-type="float" office:value="457011" table:style-name="ce6">
            <text:p>457011</text:p>
          </table:table-cell>
          <table:table-cell office:value-type="string" table:style-name="ce7">
            <text:p>Ferramentas Para Manutenção De Desktop</text:p>
          </table:table-cell>
          <table:table-cell office:value-type="string" table:style-name="ce10">
            <text:p>Kit de ferramenta para manutenção de desktop, cpd e laptop, similar ou superior, kaisi conjunto de chaves de fenda de precisão 126 em 1 com 111 pontas (kit de ferramentas profissionais de reparo de eletrônicos para reparos de computadores, pc, macbook, laptop, tablet, iphone, xbox, console de jogos), similar ou superior de outro fabricante, desde que comprovada a capacidade de desempenho é idêntica ou superior, características minimas: 126 em 1 kit de ferramentas de reparo de chave de fenda eletrônica profissional kit de driver magnético com bolsa portátil; 111 bits: phillips: 3xph000 3xph000 2xph00 2xph0 2xph1 2xph2, cabeça plana: 2x1,0, 2x1,3, 1,5, 2,0, 2,5, 3,0, 3,5, 4,0, 4,5, 5,0 mm, torx: t1, 3xt2, t3, t4, t5, segurança torx: t6h, t7h, 2xt8h, t9h, t10h, t15h, t20h, t25h, hex: 2xh0,7, 2xh0,9, h1.3, h1.5, h2.0, h2.5, h3.5, h4, h4.5, h5, h6, chave phillips: 2, chave da porca: 2,5, 3,0, 3,5, 4,0, 4,5, 5,0, 5,5 mm, formato de u: u4, u6, u8, u10, pinhead phillips: 2,0, 2,5, pentalobe: 3xp2, 2xp5, p6, três pontos: 3xy000, y00, y0, y1, y2, gamebit: 3,8, 4,5 mm, triângulo: 2,0, 2,3, 2,6, 3,0, hexágono britânico: 1/16, 5/64, 3/32, 7/64, 1/8, 9/64, 5/32, 3/16, quadrado: s0, s1, s2, s3, selecionador: 5,0, bit de ejeção sim: 0,8, 1,0 mm, agulha cônica: 0,1, 0,3, pozidriv: pz0, pz1, pz2; ferramentas de reparo: 1 x alça de chave de fenda antiderrapante, 1 x haste de extensão de eixo flexível, 1 x haste de extensão de eixo sólido, 1 x adaptador de chave de fenda de 1/4 pol, 1 x pinças antiestáticas de precisão, 1 x escova de limpeza preta, 1 x ventosa de borracha, 2 x barra de plástico de cabeça dupla, 6 x raquete triangular; garantia de 1 ano a partir da data de entrega.</text:p>
          </table:table-cell>
          <table:table-cell table:number-columns-repeated="16380"/>
        </table:table-row>
        <table:table-row table:style-name="ro46">
          <table:table-cell office:value-type="float" office:value="48" table:style-name="ce5">
            <text:p>48</text:p>
          </table:table-cell>
          <table:table-cell office:value-type="float" office:value="414006" table:style-name="ce6">
            <text:p>414006</text:p>
          </table:table-cell>
          <table:table-cell office:value-type="string" table:style-name="ce7">
            <text:p>Placa De Diagnóstico</text:p>
          </table:table-cell>
          <table:table-cell office:value-type="string" table:style-name="ce10">
            <text:p>Teste da placa de depuração placa de diagnóstico de interface de barramento pci pci-e lpc 3 em 1 portátil para laptop, similar ou superior, teste da placa de depuração placa de diagnóstico de interface de barramento pci pci-e lpc 3 em 1 portátil para laptop, similar ou superior de outro fabricante, desde que comprovada a capacidade de desempenho é idêntica ou superior, características minimas: em 1 mini pci / mini pci-e / lpc placa de diagnóstico de depuração de 2 dígitos para notebook e laptop; suporta windows; diagnosticar o sinal da placa-mãe que mostra o problema de cpu, memória, placa de vídeo, etc; design de pcb de quatro camadas; pode funcionar em ambientes adversos por um longo tempo; tamanho do produto: 5,5x3mm / 0,22x0,12 polegadas; material: metal plástico; garantia de 1 ano a partir da data de entrega.</text:p>
          </table:table-cell>
          <table:table-cell table:number-columns-repeated="16380"/>
        </table:table-row>
        <table:table-row table:style-name="ro46">
          <table:table-cell office:value-type="float" office:value="49" table:style-name="ce5">
            <text:p>49</text:p>
          </table:table-cell>
          <table:table-cell office:value-type="float" office:value="414006" table:style-name="ce6">
            <text:p>414006</text:p>
          </table:table-cell>
          <table:table-cell office:value-type="string" table:style-name="ce7">
            <text:p>Testador De Fonte De Alimentação</text:p>
          </table:table-cell>
          <table:table-cell office:value-type="string" table:style-name="ce10">
            <text:p><text:s/>Testador de fonte de alimentação lcd atx – 20/24 4/6/8 pinos para conectores atx, btx, itx, ide, sa-ta, pci-e p6, eps p8 – testadores de computador de pc com alarme automático cheng-store, similar ou superior de outro fabricante, desde que comprovada a capacidade de desempenho é idêntica ou superior, características minimas: suporta interface atx 20 pinos, 24 pinos; compatível com interface sa-ta; suporte de 4 pinos, interface de 8 pinos; suporte para placa de vídeo pci-e interface de 6 pinos; suporta interface de disquete 6. Compatível com interface de disco rígido ate; tensão de teste tem +3,3 v, -12 v, +5 vsb, +12 v1, +12 v2, +5 v e valor de tempo pg; tamanho: cerca de 126 x 64 x 18,5 mm /4,96 x 2,52 x 0,73 pol; entrada de tensão: 20/40 pin (fonte de alimentação atx); detecção de tensão: +12v -12v +5v -5v +3,3v 5vsb 12vpg; porta de conexão: disco rígido flexível corom sa-ta 4pin (p4) 8pin (cpu) 6pin (pci-e); garantia de 1 ano a partir da data de entrega.</text:p>
          </table:table-cell>
          <table:table-cell table:number-columns-repeated="16380"/>
        </table:table-row>
        <table:table-row table:style-name="ro47">
          <table:table-cell office:value-type="float" office:value="50" table:style-name="ce5">
            <text:p>50</text:p>
          </table:table-cell>
          <table:table-cell office:value-type="float" office:value="468950" table:style-name="ce6">
            <text:p>468950</text:p>
          </table:table-cell>
          <table:table-cell office:value-type="string" table:style-name="ce6">
            <text:p>Kit 4 Cores</text:p>
          </table:table-cell>
          <table:table-cell office:value-type="string" table:style-name="ce10">
            <text:p>Kit 4 cores, similar ou superior, tinta epson 544 t544 original para ecotank l3110 l3150 l3160 l3250 l5190 preto ciano amarelo magenta 4x65ml; superior ou similar de outro fabricante, desde que comprovada a capacidade de desempenho é idêntica ou superior; características minimas: cor: preto black, quantidade de tinta: 65 ml, rendimento: aproximadamente 4.500 páginas ,tipo: corante; cor: ciano cyan, quantidade de tinta: 65 ml, rendimento: aproximadamente 7.500 páginas, tipo: corante; cor: amarelo yellow, quantidade de tinta: 65 ml, rendimento: aproximadamente 7.500 páginas, tipo: corante; cor: magenta, quantidade de tinta: 65 ml, rendimento: aproximadamente 7.500 páginas, tipo: corante; estado: novo, lacrado e pronto para o uso. Garantia: 1 ano para defeitos de fabricação com troca imediata, envio grátis e logística reversa gratuita.</text:p>
          </table:table-cell>
          <table:table-cell table:number-columns-repeated="16380"/>
        </table:table-row>
        <table:table-row table:style-name="ro23">
          <table:table-cell office:value-type="float" office:value="51" table:style-name="ce5">
            <text:p>51</text:p>
          </table:table-cell>
          <table:table-cell office:value-type="float" office:value="468950" table:style-name="ce6">
            <text:p>468950</text:p>
          </table:table-cell>
          <table:table-cell office:value-type="string" table:style-name="ce6">
            <text:p>Kit 4 Cores</text:p>
          </table:table-cell>
          <table:table-cell office:value-type="string" table:style-name="ce10">
            <text:p>Kit 4 cores, similar ou superior, tinta epson 544 t544 original para ecotank l3110 l3150 l3160 l3250 l5190 preto ciano amarelo magenta 4x65ml; superior ou similar de outro fabricante, desde que comprovada a capacidade de desempenho é idêntica ou superior; características minimas: cor: preto black, quantidade de tinta: 65 ml, rendimento: aproximadamente 4.500 páginas ,tipo: corante; cor: ciano cyan, quantidade de tinta: 65 ml, rendimento: aproximadamente 7.500 páginas, tipo: corante; cor: amarelo yellow, quantidade de tinta: 65 ml, rendimento: aproximadamente 7.500 páginas, tipo: corante; cor: magenta, quantidade de tinta: 65 ml, rendimento: aproximadamente 7.500 páginas, tipo: corante; estado: novo, lacrado e pronto para o uso. Garantia: 1 ano para defeitos de fabricação com troca imediata, envio grátis e logística reversa gratuita.</text:p>
          </table:table-cell>
          <table:table-cell table:number-columns-repeated="16380"/>
        </table:table-row>
        <table:table-row table:style-name="ro36">
          <table:table-cell office:value-type="float" office:value="52" table:style-name="ce5">
            <text:p>52</text:p>
          </table:table-cell>
          <table:table-cell office:value-type="float" office:value="473738" table:style-name="ce6">
            <text:p>473738</text:p>
          </table:table-cell>
          <table:table-cell office:value-type="string" table:style-name="ce7">
            <text:p>Rotulador Eletrônico</text:p>
          </table:table-cell>
          <table:table-cell office:value-type="string" table:style-name="ce10">
            <text:p>Rotulador eletrônico, similar ou superior, rotulador eletrônico azul com 3 fitas pt80bp brother, superior ou similar de outro fabricante, desde que comprovada a capacidade de desempenho é idêntica ou superior; características minimas: rotulador eletrônico acompanhado de 3 fitas; utiliza fita "m" de 9 mm e 12 mm de largura; teclado qwerty fácil de digitar; impressão de até duas linhas e 6 tamanhos ; função de hora e data; o lcd exibe 12 caracteres x 1 linha; com fonte carregador de 9v; resolução de 230dpi; cortador manual; velocidade máxima de impressão (mm/s): 7.5 mm / seg; tecnologia de fita: térmica direta; símbolos incorporados: 71; tamanhos de fonte: pequeno, grande ; configuração do comprimento da etiqueta; linhas de impressão: 2; quantidade de estilos de fontes: 9; largura máxima da etiqueta: 12 mm (~1/2 pol,);largura máxima da mídia: 12 mm (0,47 pol.); Tecnologia de impressão: transferência térmica; garantia de 1 ano a partir da data de entrega.</text:p>
          </table:table-cell>
          <table:table-cell table:number-columns-repeated="16380"/>
        </table:table-row>
        <table:table-row table:style-name="ro3">
          <table:table-cell office:value-type="float" office:value="53" table:style-name="ce5">
            <text:p>53</text:p>
          </table:table-cell>
          <table:table-cell office:value-type="float" office:value="435556" table:style-name="ce6">
            <text:p>435556</text:p>
          </table:table-cell>
          <table:table-cell office:value-type="string" table:style-name="ce7">
            <text:p>Monitor De Temperatura E Umidade</text:p>
          </table:table-cell>
          <table:table-cell office:value-type="string" table:style-name="ce9">
            <text:p>Monitor de temperatura e umidade relativa para data center, similar ou superior, monitor de temperatura e umidade relativa para data center - kit term-2s, superior ou similar de outro fabricante, desde que comprovada a capacidade de desempenho é idêntica ou superior; características minimas: monitor de temperatura e umidade para salas de data center, cpd ou servidores em geral. Monitora a temperatura e umidade, alertando para possíveis falhas de sistema de refrigeração. Com software de gerenciamento, gera relatórios, gráficos e com sistema de alertas por e- mail, sms ou discador telefônico ou modulo remoto. Possui protocolo snmp. Conexão ethernet. Garantia de 1 ano a partir da data de entrega.</text:p>
          </table:table-cell>
          <table:table-cell table:number-columns-repeated="16380"/>
        </table:table-row>
        <table:table-row table:style-name="ro48">
          <table:table-cell office:value-type="float" office:value="54" table:style-name="ce5">
            <text:p>54</text:p>
          </table:table-cell>
          <table:table-cell office:value-type="float" office:value="451817" table:style-name="ce6">
            <text:p>451817</text:p>
          </table:table-cell>
          <table:table-cell office:value-type="string" table:style-name="ce7">
            <text:p>Teclado <text:s/>Com Fio</text:p>
          </table:table-cell>
          <table:table-cell office:value-type="string" table:style-name="ce10">
            <text:p>Teclado (simples) com fio usb abnt2, similar ou superior, características minimas: número de teclas: 104, padrão: abnt2, comprimento do cabo: 1.4 metros, indicado para: desktops/notebook, plug &amp; play; requisitos do sistema: windows e linux; garantia de 1 ano a partir da data de entrega.</text:p>
          </table:table-cell>
          <table:table-cell table:number-columns-repeated="16380"/>
        </table:table-row>
        <table:table-row table:style-name="ro49">
          <table:table-cell office:value-type="float" office:value="55" table:style-name="ce5">
            <text:p>55</text:p>
          </table:table-cell>
          <table:table-cell office:value-type="float" office:value="457752" table:style-name="ce6">
            <text:p>457752</text:p>
          </table:table-cell>
          <table:table-cell office:value-type="string" table:style-name="ce7">
            <text:p>Mouse Óptico Com Fio</text:p>
          </table:table-cell>
          <table:table-cell office:value-type="string" table:style-name="ce10">
            <text:p>Mouse óptico (simples) com fio usb, similar ou superior, características minimas: tipo de cabo: pvc, comprimento do cabo (cm): 100, conexão usb: 2.0, composição do material: plastico, 1200 dpi, compatível com windows e linux, plug and play; garantia de 1 ano a partir da data de entrega.</text:p>
          </table:table-cell>
          <table:table-cell table:number-columns-repeated="16380"/>
        </table:table-row>
        <table:table-row table:style-name="ro50">
          <table:table-cell office:value-type="float" office:value="56" table:style-name="ce5">
            <text:p>56</text:p>
          </table:table-cell>
          <table:table-cell office:value-type="float" office:value="313230" table:style-name="ce7">
            <text:p>313230</text:p>
          </table:table-cell>
          <table:table-cell office:value-type="string" table:style-name="ce7">
            <text:p>Fita Compatível Rotulador Brother</text:p>
          </table:table-cell>
          <table:table-cell office:value-type="string" table:style-name="ce9">
            <text:p>Fita compatível rotulador brother, similar ou superior, fita rotulador eletrônico pt80bp brother, superior ou similar de outro fabricante, desde que comprovada a capacidade de desempenho é idêntica ou superior características minímas: fita compatível com m-231 e mk-231, letras na cor preta com etiqueta na cor branca 12mm características: compativel com os modelos m-231, mk-231, m-k231 fita branca com impressão em preto largura 12mm pode ser usado com todos os rotuladores que aceitem fitas "m" compatível com os modelos abaixo: pt-45, pt-45m, pt45 pt-55, pt-55bm, pt-55s, pt55 pt-65, pt-65sb, pt65 pt-70, pt-70b, pt-70bm, pt70 pt-80, pt-80eu, pt80 pt-85, pt85 pt-90, pt90 pt-100, pt100 pt-110, pt110 contem 7,5 ou 8 metros de fita; garantia de 1 ano a partir da data de entrega.</text:p>
          </table:table-cell>
          <table:table-cell table:number-columns-repeated="16380"/>
        </table:table-row>
        <table:table-row table:style-name="ro11">
          <table:table-cell office:value-type="float" office:value="57" table:style-name="ce5">
            <text:p>57</text:p>
          </table:table-cell>
          <table:table-cell office:value-type="float" office:value="27456" table:style-name="ce6">
            <text:p>27456</text:p>
          </table:table-cell>
          <table:table-cell office:value-type="string" table:style-name="ce6">
            <text:p>Software</text:p>
          </table:table-cell>
          <table:table-cell office:value-type="string" table:style-name="ce10">
            <text:p>Software coreldraw graphics suite 2023 (para windows) - esd - versão vitalícia, superior ou similar de outro fabricante, desde que comprovada a capacidade de desempenho é idêntica ou superior as características minímas: visão geral: software editor de imagens; ferramenta de conversão de imagem bitmap para vetor; navegador de conteúdo gráfico digital; ferramenta de imagem de tela; ferramenta de design da web; principais recursos: compatibilidade e suporte para vários formatos de vetor e pixel; formato proprietário cdr com suporte para outros softwares de design; suporte completo para escrita em farsi; capacidade de editar arquivos de software photoshop e pacote office; suporta alta resolução e portabilidade multi-tela; capacidade de editar imagens e aplicar efeitos interessantes às imagens; possui ferramentas profissionais de web design; capacidade de converter imagens de pixel para vetor; otimização de cores de imagens. Hardware recomendado: sistemas: windows 10 ou 11 de 64 bits processador: intel ou amd 2.0 ghz, ou posterior memoria ram: 8 gb ram; espaço para instalação: 4 gb livre em seu hd.</text:p>
          </table:table-cell>
          <table:table-cell table:number-columns-repeated="16380"/>
        </table:table-row>
        <table:table-row table:style-name="ro51">
          <table:table-cell office:value-type="float" office:value="58" table:style-name="ce5">
            <text:p>58</text:p>
          </table:table-cell>
          <table:table-cell office:value-type="float" office:value="27456" table:style-name="ce6">
            <text:p>27456</text:p>
          </table:table-cell>
          <table:table-cell office:value-type="string" table:style-name="ce7">
            <text:p>Licença Adobe</text:p>
          </table:table-cell>
          <table:table-cell office:value-type="string" table:style-name="ce10">
            <text:p>Adobe creative cloud 2023, versão/licença vitalícia, superior ou similar de outro fabricante, desde que comprovada a capacidade de desempenho é idêntica ou superior as características minímas: usados para design gráfico, edição de vídeo, desenvolvimento web, fotografia, juntamente com uma coleção de aplicativos móveis; conteúdo do pacote: adobe acrobat pro dc 2022.003.20263; adobe after effects 2023 v23.0.0.59; adobe animate 2023 v23.0.0.407; adobe audition 2023 v23.0.0.54; adobe character animator 2023 v23.0.0.52; adobe illustrator 2023 v27.0.0.602; adobe incopy 2023 v18.0.0.312; adobe indesign 2023 v18.0.0.312; adobe lightroom classic 2023 v12.0.0.13; adobe media encoder 2023 v23.0.0.57; adobe photoshop 2023 v24.0.0.59; adobe premiere pro 2023 v23.0.0.63; adobe xd 55.0.12; hardware recomendado: sistemas: windows 10 ou 11 de 64 bits; processador: intel ou amd 2.0 ghz, ou posterior; memoria ram: 8 gb ram; espaço para instalação: 50 gb livre em seu hd.</text:p>
          </table:table-cell>
          <table:table-cell table:number-columns-repeated="16380"/>
        </table:table-row>
        <table:table-row table:style-name="ro52">
          <table:table-cell office:value-type="float" office:value="59" table:style-name="ce5">
            <text:p>59</text:p>
          </table:table-cell>
          <table:table-cell office:value-type="float" office:value="451819" table:style-name="ce11">
            <text:p>451819</text:p>
          </table:table-cell>
          <table:table-cell office:value-type="string" table:style-name="ce7">
            <text:p>Teclado Com Fio</text:p>
          </table:table-cell>
          <table:table-cell office:value-type="string" table:style-name="ce9">
            <text:p>Teclado com fio usb, similar ou superior, ergonômico abnt2 goldentec, similar ou superior de outro fabricante, desde que comprovada a capacidade de desempenho é idêntica ou superior, características minimas: ergonômico abnt2, formato anatômico, confortável e ergonômico com suporte acolchoado para pulso e palma da mão, cor preto; apoio para pulso (apoio para as mãos ergonomicamente testado, coberto com tecido, teclado dividido; compatível com windows e linux ubuntu; material abs; idioma português abnt ii; interface usb; cabo 1,7m; dimensão 48 x 24,2 x45,7cm; caracteres gravados a laser (não descolam com o uso); garantia de 1 ano a partir da data de entrega.</text:p>
          </table:table-cell>
          <table:table-cell table:number-columns-repeated="16380"/>
        </table:table-row>
        <table:table-row table:style-name="ro53">
          <table:table-cell office:value-type="float" office:value="60" table:style-name="ce5">
            <text:p>60</text:p>
          </table:table-cell>
          <table:table-cell office:value-type="float" office:value="455632" table:style-name="ce12">
            <text:p>455632</text:p>
          </table:table-cell>
          <table:table-cell office:value-type="string" table:style-name="ce7">
            <text:p>Mouse</text:p>
          </table:table-cell>
          <table:table-cell office:value-type="string" table:style-name="ce10">
            <text:p>Mouse similar ou superior, ergonômico óptico usb 2.0 domary t-30; similar ou superior de outro fabricante, desde que comprovada a capacidade de desempenho é idêntica ou superior, características minimas: mouse ergonômico preto; com cabo; conexão usb a 2.0 com fio; dimensões: 117,5 x 76,3 x 42,3 mm; peso: 104 g (incl. Cabo); velocidade de rastreamento: 762 mm / s; resolução: 1000 dpi; taxa de amostragem: ajustável dinamicamente até 3000 frames / seg; 5 teclas de função: clique esquerdo e direito, roda do mouse, 2 teclas laterais; comprimento do cabo: 1,5m; compatibilidade de hardware: windowns e linux e ubuntu; garantia de 1 ano a partir da data de entrega.</text:p>
          </table:table-cell>
          <table:table-cell table:number-columns-repeated="16380"/>
        </table:table-row>
        <table:table-row table:style-name="ro54">
          <table:table-cell office:value-type="float" office:value="61" table:style-name="ce5">
            <text:p>61</text:p>
          </table:table-cell>
          <table:table-cell office:value-type="float" office:value="349296" table:style-name="ce12">
            <text:p>349296</text:p>
          </table:table-cell>
          <table:table-cell office:value-type="string" table:style-name="ce7">
            <text:p>Limpa Contato Spray</text:p>
          </table:table-cell>
          <table:table-cell office:value-type="string" table:style-name="ce10">
            <text:p>Limpa contato contactec spray (não inflamável) 120g / 150ml implastec; similar ou superior de outro fabricante, desde que comprovada a capacidade de desempenho é idêntica ou superior, características mínimas: solvente: diclorofluoretano; propelente: tetrafluoretanopotencial de degradação da camada de ozônio – odp: zero; estabilidade química: estável; compatibilidade com plásticos e elastômeros: compatível na maioria, com exceção de borracha nitrílica, borracha de etileno, polipropileno, neoprene, poliestireno, polimetilmetacrilato, policarbonato, acrilo-butadieno- estireno; compatibilidade com metais: compatível com a maioria dos metais.</text:p>
          </table:table-cell>
          <table:table-cell table:number-columns-repeated="16380"/>
        </table:table-row>
        <table:table-row table:style-name="ro55">
          <table:table-cell office:value-type="float" office:value="62" table:style-name="ce5">
            <text:p>62</text:p>
          </table:table-cell>
          <table:table-cell office:value-type="float" office:value="485191" table:style-name="ce12">
            <text:p>485191</text:p>
          </table:table-cell>
          <table:table-cell office:value-type="string" table:style-name="ce7">
            <text:p>Organizador De Cabos</text:p>
          </table:table-cell>
          <table:table-cell office:value-type="string" table:style-name="ce10">
            <text:p>Organizador de (fios) cabos espiral 3/4, pacote (un) com 10 metros, cor preto ou branco (a critério do solicitante – om).</text:p>
          </table:table-cell>
          <table:table-cell table:number-columns-repeated="16380"/>
        </table:table-row>
        <table:table-row table:style-name="ro39">
          <table:table-cell office:value-type="float" office:value="63" table:style-name="ce5">
            <text:p>63</text:p>
          </table:table-cell>
          <table:table-cell office:value-type="float" office:value="604331" table:style-name="ce6">
            <text:p>604331</text:p>
          </table:table-cell>
          <table:table-cell office:value-type="string" table:style-name="ce6">
            <text:p>Memória Ram 8gb</text:p>
          </table:table-cell>
          <table:table-cell office:value-type="string" table:style-name="ce9">
            <text:p>Memória ram. Memória 8gb ddr4 dimm 2666mhz, 1,2v. Especificações técnicas: capacidade: 8 gb; tecnologia: ddr4; frequência: 2.666mhz; latência: 17; 288 pinos.</text:p>
          </table:table-cell>
          <table:table-cell table:number-columns-repeated="16380"/>
        </table:table-row>
        <table:table-row table:style-name="ro56">
          <table:table-cell office:value-type="float" office:value="64" table:style-name="ce5">
            <text:p>64</text:p>
          </table:table-cell>
          <table:table-cell office:value-type="float" office:value="471998" table:style-name="ce11">
            <text:p>471998</text:p>
          </table:table-cell>
          <table:table-cell office:value-type="string" table:style-name="ce6">
            <text:p>Memória Ram 16gb</text:p>
          </table:table-cell>
          <table:table-cell office:value-type="string" table:style-name="ce10">
            <text:p>Memória ram. Memória 16gb ddr4 dimm 2400mhz, 1.2v. Especificações técnicas: capacidade: 16 gb; tecnologia: ddr4; frequência: 3.200mhz; latência: 17; 288 pinos.</text:p>
          </table:table-cell>
          <table:table-cell table:number-columns-repeated="16380"/>
        </table:table-row>
        <table:table-row table:style-name="ro36">
          <table:table-cell office:value-type="float" office:value="65" table:style-name="ce5">
            <text:p>65</text:p>
          </table:table-cell>
          <table:table-cell office:value-type="float" office:value="471998" table:style-name="ce12">
            <text:p>471998</text:p>
          </table:table-cell>
          <table:table-cell office:value-type="string" table:style-name="ce6">
            <text:p>Memória Ram 16gb</text:p>
          </table:table-cell>
          <table:table-cell office:value-type="string" table:style-name="ce10">
            <text:p>Memória ram. Memória 16gb ddr4 dimm 2666mhz, 1.2v. Especificações técnicas: capacidade: 16 gb; tecnologia: ddr4; frequência: 3.200mhz; latência: 17; 288 pinos.</text:p>
          </table:table-cell>
          <table:table-cell table:number-columns-repeated="16380"/>
        </table:table-row>
        <table:table-row table:style-name="ro7">
          <table:table-cell office:value-type="float" office:value="66" table:style-name="ce5">
            <text:p>66</text:p>
          </table:table-cell>
          <table:table-cell office:value-type="float" office:value="601992" table:style-name="ce12">
            <text:p>601992</text:p>
          </table:table-cell>
          <table:table-cell office:value-type="string" table:style-name="ce7">
            <text:p>Suporte Para Monitor</text:p>
          </table:table-cell>
          <table:table-cell office:value-type="string" table:style-name="ce10">
            <text:p>Suporte para monitor de mesa para telas de 15 a 34 polegadas com padrão de fixação vesa 75x75 ou 100x100mm e com peso de até 8kg altura da coluna de 46.5 cm o ajuste de altura do monitor pode ser feito desde a posição rente a mesa até o topo da coluna. Produzido em aço carbono com pintura epóxi eletrostática e tratamento anticorrosão; permite que o monitor possa ser rotacionado em 360º (graus), permitindo visualização (fixação) em orientação retrato ou paisagem, pode também ser inclinado e girado para os lados, com organizador de cabos junto a coluna central.</text:p>
          </table:table-cell>
          <table:table-cell table:number-columns-repeated="16380"/>
        </table:table-row>
        <table:table-row table:style-name="ro13">
          <table:table-cell office:value-type="float" office:value="67" table:style-name="ce5">
            <text:p>67</text:p>
          </table:table-cell>
          <table:table-cell office:value-type="float" office:value="423974" table:style-name="ce12">
            <text:p>423974</text:p>
          </table:table-cell>
          <table:table-cell office:value-type="string" table:style-name="ce6">
            <text:p>Caneleta</text:p>
          </table:table-cell>
          <table:table-cell office:value-type="string" table:style-name="ce10">
            <text:p>Canaleta 20,00 mm por 12,00 mm de 2metros com divisória, com adesivo sistema x pial legrand; com dupla face; branca; similar ou superior de outro fabricante, desde que comprovada a capacidade de desempenho é idêntica ou superior, características mínimas: linha sistema x; produto canaleta; modo de aplicação com adesivo; material plástico; cor branco; acompanha divisória, quantidade de divisórias 2; auto adesiva; altura 12,00 mm; largura 20,00 mm; comprimento 2000,00 mm.</text:p>
          </table:table-cell>
          <table:table-cell table:number-columns-repeated="16380"/>
        </table:table-row>
        <table:table-row table:style-name="ro57">
          <table:table-cell office:value-type="float" office:value="68" table:style-name="ce5">
            <text:p>68</text:p>
          </table:table-cell>
          <table:table-cell office:value-type="float" office:value="353960" table:style-name="ce12">
            <text:p>353960</text:p>
          </table:table-cell>
          <table:table-cell office:value-type="string" table:style-name="ce6">
            <text:p>Caneleta</text:p>
          </table:table-cell>
          <table:table-cell office:value-type="string" table:style-name="ce10">
            <text:p>Canaleta 40,00 mm por 16,00 mm de 2metros com divisória, com adesivo sistema x pial legrand; com dupla face; branca; similar ou superior de outro fabricante, desde que comprovada a capacidade de desempenho é idêntica ou superior, características mínimas: linha sistema x; produto canaleta; modo de aplicação com adesivo; material plástico; cor branco; acompanha divisória, quantidade de divisórias 2 ou mais; auto adesiva; altura 16,00 mm; largura 40,00 mm; comprimento 2000,00 mm.</text:p>
          </table:table-cell>
          <table:table-cell table:number-columns-repeated="16380"/>
        </table:table-row>
        <table:table-row table:style-name="ro3">
          <table:table-cell office:value-type="float" office:value="69" table:style-name="ce5">
            <text:p>69</text:p>
          </table:table-cell>
          <table:table-cell office:value-type="float" office:value="470246" table:style-name="ce11">
            <text:p>470246</text:p>
          </table:table-cell>
          <table:table-cell office:value-type="string" table:style-name="ce7">
            <text:p>Adaptador Usb Para Rj45</text:p>
          </table:table-cell>
          <table:table-cell office:value-type="string" table:style-name="ce9">
            <text:p>Adaptador usb (usb-c) para rj45; para dispositivos que não possuem entrada para cabo de rede (notebooks e smartphones), goldentec; similar ou superior de outro fabricante, desde que comprovada a capacidade de desempenho é idêntica ou superior, as características mínimas: interfaces: usb 3.0 e rj45; taxa de transferência: até 16gbps; cabo : flat de alta resistência; acabamento: alumínio; material: abs; comprimento: 18,5cm.</text:p>
          </table:table-cell>
          <table:table-cell table:number-columns-repeated="16380"/>
        </table:table-row>
        <table:table-row table:style-name="ro6">
          <table:table-cell office:value-type="float" office:value="70" table:style-name="ce5">
            <text:p>70</text:p>
          </table:table-cell>
          <table:table-cell office:value-type="float" office:value="394135" table:style-name="ce12">
            <text:p>394135</text:p>
          </table:table-cell>
          <table:table-cell office:value-type="string" table:style-name="ce7">
            <text:p>Modem Usb</text:p>
          </table:table-cell>
          <table:table-cell office:value-type="string" table:style-name="ce10">
            <text:p>Modem usb 3em1 4g lte wi-fi hotspot 150 mbps; similar ou superior de outro fabricante, desde que comprovada a capacidade de desempenho é idêntica ou superior, as características mínimas: tipo: placa de rede; cor branca; tamanho: 95x33mm; material: plástico; taxa de transmissão: 150 mbps; usb: interface usb padrão; banda de frequência: b1, b3, fdd, 3g (canais compatíveis com 4g: fdd - b1, b3, b5 - umts – b1); operadoras compatível com o modem, vivo , claro , tim, e demais.</text:p>
          </table:table-cell>
          <table:table-cell table:number-columns-repeated="16380"/>
        </table:table-row>
        <table:table-row table:style-name="ro11">
          <table:table-cell office:value-type="float" office:value="71" table:style-name="ce5">
            <text:p>71</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58">
          <table:table-cell office:value-type="float" office:value="72" table:style-name="ce5">
            <text:p>72</text:p>
          </table:table-cell>
          <table:table-cell office:value-type="float" office:value="479549" table:style-name="ce11">
            <text:p>479549</text:p>
          </table:table-cell>
          <table:table-cell office:value-type="string" table:style-name="ce6">
            <text:p>Cabo Hdmi</text:p>
          </table:table-cell>
          <table:table-cell office:value-type="string" table:style-name="ce9">
            <text:p>Cabo hdmi wewatch de alta velocidade 18gbps 4k 60hz; similar ou superior de outro fabricante, desde que comprovada a capacidade de desempenho é idêntica ou superior, as características mínimas: comprimento: 2m; condutor: aço folheado de cobre ou cobre sem oxigênio diluído; conector: banhado; revestimento: pvc ecológico; velocidade: 18gbit/s.</text:p>
          </table:table-cell>
          <table:table-cell table:number-columns-repeated="16380"/>
        </table:table-row>
        <table:table-row table:style-name="ro59">
          <table:table-cell office:value-type="float" office:value="73" table:style-name="ce5">
            <text:p>73</text:p>
          </table:table-cell>
          <table:table-cell office:value-type="float" office:value="453510" table:style-name="ce12">
            <text:p>453510</text:p>
          </table:table-cell>
          <table:table-cell office:value-type="string" table:style-name="ce7">
            <text:p>Bateria Lir2032 Recarregável</text:p>
          </table:table-cell>
          <table:table-cell office:value-type="string" table:style-name="ce10">
            <text:p>Bateria lir2032 recarregável li-on 3,6v lithium lir, tamanho da bateria: cr2032, capacidade 40 mah, peso 0.11 oz.</text:p>
          </table:table-cell>
          <table:table-cell table:number-columns-repeated="16380"/>
        </table:table-row>
        <table:table-row table:style-name="ro29">
          <table:table-cell office:value-type="float" office:value="74" table:style-name="ce5">
            <text:p>74</text:p>
          </table:table-cell>
          <table:table-cell office:value-type="float" office:value="475604" table:style-name="ce12">
            <text:p>475604</text:p>
          </table:table-cell>
          <table:table-cell office:value-type="string" table:style-name="ce7">
            <text:p>Caneta Passador De Slide</text:p>
          </table:table-cell>
          <table:table-cell office:value-type="string" table:style-name="ce10">
            <text:p>Caneta passador de slide sem fio, modelo ac164, 2,4 ghz, cor cinza e preto, alimentação: 2 pilhas aaa.</text:p>
          </table:table-cell>
          <table:table-cell table:number-columns-repeated="16380"/>
        </table:table-row>
        <table:table-row table:style-name="ro60">
          <table:table-cell office:value-type="float" office:value="75" table:style-name="ce5">
            <text:p>75</text:p>
          </table:table-cell>
          <table:table-cell office:value-type="float" office:value="610956" table:style-name="ce12">
            <text:p>610956</text:p>
          </table:table-cell>
          <table:table-cell office:value-type="string" table:style-name="ce7">
            <text:p>Cabo Tipo Usb ‘C’</text:p>
          </table:table-cell>
          <table:table-cell office:value-type="string" table:style-name="ce10">
            <text:p>Cabo tipo usb ‘c’ conector de entrada: usb-c macho - conector de saída: usb-c fêmea</text:p>
          </table:table-cell>
          <table:table-cell table:number-columns-repeated="16380"/>
        </table:table-row>
        <table:table-row table:style-name="ro61">
          <table:table-cell office:value-type="float" office:value="76" table:style-name="ce5">
            <text:p>76</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Bateria para nobreak 12v 7ah estacionária tecnologia vrla</text:p>
          </table:table-cell>
          <table:table-cell table:number-columns-repeated="16380"/>
        </table:table-row>
        <table:table-row table:style-name="ro62">
          <table:table-cell office:value-type="float" office:value="77" table:style-name="ce5">
            <text:p>77</text:p>
          </table:table-cell>
          <table:table-cell office:value-type="float" office:value="474172" table:style-name="ce12">
            <text:p>474172</text:p>
          </table:table-cell>
          <table:table-cell office:value-type="string" table:style-name="ce7">
            <text:p>Conector Para Bateria Estacionarias</text:p>
          </table:table-cell>
          <table:table-cell office:value-type="string" table:style-name="ce10">
            <text:p>Conector para bateria estacionarias e no break até 50 amperes</text:p>
          </table:table-cell>
          <table:table-cell table:number-columns-repeated="16380"/>
        </table:table-row>
        <table:table-row table:style-name="ro63">
          <table:table-cell office:value-type="float" office:value="78" table:style-name="ce5">
            <text:p>78</text:p>
          </table:table-cell>
          <table:table-cell office:value-type="float" office:value="479110" table:style-name="ce12">
            <text:p>479110</text:p>
          </table:table-cell>
          <table:table-cell office:value-type="string" table:style-name="ce7">
            <text:p>Bandeja Fixa Ventilada</text:p>
          </table:table-cell>
          <table:table-cell office:value-type="string" table:style-name="ce10">
            <text:p>Bandeja fixa ventilada para rack 19u</text:p>
          </table:table-cell>
          <table:table-cell table:number-columns-repeated="16380"/>
        </table:table-row>
        <table:table-row table:style-name="ro63">
          <table:table-cell office:value-type="float" office:value="79" table:style-name="ce5">
            <text:p>79</text:p>
          </table:table-cell>
          <table:table-cell office:value-type="float" office:value="612343" table:style-name="ce12">
            <text:p>612343</text:p>
          </table:table-cell>
          <table:table-cell office:value-type="string" table:style-name="ce7">
            <text:p>Kit Porca Gaiola</text:p>
          </table:table-cell>
          <table:table-cell office:value-type="string" table:style-name="ce10">
            <text:p>Kit porca gaiola c/ parafuso m5</text:p>
          </table:table-cell>
          <table:table-cell table:number-columns-repeated="16380"/>
        </table:table-row>
        <table:table-row table:style-name="ro63">
          <table:table-cell office:value-type="float" office:value="80" table:style-name="ce5">
            <text:p>80</text:p>
          </table:table-cell>
          <table:table-cell office:value-type="float" office:value="333092" table:style-name="ce12">
            <text:p>333092</text:p>
          </table:table-cell>
          <table:table-cell office:value-type="string" table:style-name="ce7">
            <text:p>Placa De Rede</text:p>
          </table:table-cell>
          <table:table-cell office:value-type="string" table:style-name="ce10">
            <text:p>Placa de rede wifi 1800</text:p>
          </table:table-cell>
          <table:table-cell table:number-columns-repeated="16380"/>
        </table:table-row>
        <table:table-row table:style-name="ro63">
          <table:table-cell office:value-type="float" office:value="81" table:style-name="ce5">
            <text:p>81</text:p>
          </table:table-cell>
          <table:table-cell office:value-type="float" office:value="386455" table:style-name="ce12">
            <text:p>386455</text:p>
          </table:table-cell>
          <table:table-cell office:value-type="string" table:style-name="ce7">
            <text:p>Placa De Som</text:p>
          </table:table-cell>
          <table:table-cell office:value-type="string" table:style-name="ce10">
            <text:p>Placa de som , tipo de entrada: usb</text:p>
          </table:table-cell>
          <table:table-cell table:number-columns-repeated="16380"/>
        </table:table-row>
        <table:table-row table:style-name="ro63">
          <table:table-cell office:value-type="float" office:value="82" table:style-name="ce5">
            <text:p>82</text:p>
          </table:table-cell>
          <table:table-cell office:value-type="float" office:value="415297" table:style-name="ce12">
            <text:p>415297</text:p>
          </table:table-cell>
          <table:table-cell office:value-type="string" table:style-name="ce7">
            <text:p>Fio</text:p>
          </table:table-cell>
          <table:table-cell office:value-type="string" table:style-name="ce10">
            <text:p>Fio eletrico 4mm</text:p>
          </table:table-cell>
          <table:table-cell table:number-columns-repeated="16380"/>
        </table:table-row>
        <table:table-row table:style-name="ro63">
          <table:table-cell office:value-type="float" office:value="83" table:style-name="ce5">
            <text:p>83</text:p>
          </table:table-cell>
          <table:table-cell office:value-type="float" office:value="610955" table:style-name="ce12">
            <text:p>610955</text:p>
          </table:table-cell>
          <table:table-cell office:value-type="string" table:style-name="ce7">
            <text:p>Plug</text:p>
          </table:table-cell>
          <table:table-cell office:value-type="string" table:style-name="ce10">
            <text:p>Plug bnc macho mola</text:p>
          </table:table-cell>
          <table:table-cell table:number-columns-repeated="16380"/>
        </table:table-row>
        <table:table-row table:style-name="ro63">
          <table:table-cell office:value-type="float" office:value="84" table:style-name="ce5">
            <text:p>84</text:p>
          </table:table-cell>
          <table:table-cell office:value-type="float" office:value="458624" table:style-name="ce12">
            <text:p>458624</text:p>
          </table:table-cell>
          <table:table-cell office:value-type="string" table:style-name="ce7">
            <text:p>Cabo</text:p>
          </table:table-cell>
          <table:table-cell office:value-type="string" table:style-name="ce10">
            <text:p>Cabo coaxial rg6</text:p>
          </table:table-cell>
          <table:table-cell table:number-columns-repeated="16380"/>
        </table:table-row>
        <table:table-row table:style-name="ro63">
          <table:table-cell office:value-type="float" office:value="85" table:style-name="ce5">
            <text:p>85</text:p>
          </table:table-cell>
          <table:table-cell office:value-type="float" office:value="600296" table:style-name="ce12">
            <text:p>600296</text:p>
          </table:table-cell>
          <table:table-cell office:value-type="string" table:style-name="ce7">
            <text:p>Haste De Aterramento</text:p>
          </table:table-cell>
          <table:table-cell office:value-type="string" table:style-name="ce10">
            <text:p>Haste de aterramento em cobre 1,5m</text:p>
          </table:table-cell>
          <table:table-cell table:number-columns-repeated="16380"/>
        </table:table-row>
        <table:table-row table:style-name="ro64">
          <table:table-cell office:value-type="float" office:value="86" table:style-name="ce5">
            <text:p>86</text:p>
          </table:table-cell>
          <table:table-cell office:value-type="float" office:value="479192" table:style-name="ce11">
            <text:p>479192</text:p>
          </table:table-cell>
          <table:table-cell office:value-type="string" table:style-name="ce7">
            <text:p>Pasta Térmica</text:p>
          </table:table-cell>
          <table:table-cell office:value-type="string" table:style-name="ce9">
            <text:p>Pasta térmica para componentes eletrônicos em dissipadores de calor na cor branca, processadores em computador (cooler), fontes geradoras de calor, termopares e resistências, similar ou superior de outro fabricante, desde que comprovada a capacidade de desempenho é idêntica ou superior, as características mínimas: temperatura de trabalho -40 a 200 °c, consistência pastosa, condutividade térmica 0,4 w/mk, componente básico silicone alto peso molecular, exudação 0,4%.</text:p>
          </table:table-cell>
          <table:table-cell table:number-columns-repeated="16380"/>
        </table:table-row>
        <table:table-row table:style-name="ro65">
          <table:table-cell office:value-type="float" office:value="87" table:style-name="ce5">
            <text:p>87</text:p>
          </table:table-cell>
          <table:table-cell office:value-type="float" office:value="479192" table:style-name="ce12">
            <text:p>479192</text:p>
          </table:table-cell>
          <table:table-cell office:value-type="string" table:style-name="ce7">
            <text:p>Pasta Térmica</text:p>
          </table:table-cell>
          <table:table-cell office:value-type="string" table:style-name="ce10">
            <text:p>Pasta térmica para componentes eletrônicos em dissipadores de calor na cor cinza, processadores em computador (cooler), fontes geradoras de calor, termopares e resistências, similar ou superior de outro fabricante, desde que comprovada a capacidade de desempenho é idêntica ou superior, as características mínimas: temperatura de trabalho -50 a 220 °c, consistência pastosa, alta condutividade, condutividade térmica 7,5 w/mk, não condutivo, componente básico silicone e prata alto, viscosidade 76 pa- s, impedância térmica 0,185 ° c - in² / w, densidade 2,55 g / cm³ e resistência à corrosão.</text:p>
          </table:table-cell>
          <table:table-cell table:number-columns-repeated="16380"/>
        </table:table-row>
        <table:table-row table:style-name="ro66">
          <table:table-cell office:value-type="float" office:value="88" table:style-name="ce5">
            <text:p>88</text:p>
          </table:table-cell>
          <table:table-cell office:value-type="float" office:value="431538" table:style-name="ce12">
            <text:p>431538</text:p>
          </table:table-cell>
          <table:table-cell office:value-type="string" table:style-name="ce7">
            <text:p>Cabo Conversor Vga</text:p>
          </table:table-cell>
          <table:table-cell office:value-type="string" table:style-name="ce10">
            <text:p>Cabo conversor vga para hdmi com áudio e vídeo 1080p alimentação por usb, similar ou superior de outro fabricante, desde que comprovada a capacidade de desempenho é idêntica ou superior, as características mínimas: suporta resolução de até 1080p 60hz, conector de áudio p2 estéreo, compatível com: computador/ dvd / laptop / celular / câmera digital / tablet / media player e outros equipamentos com saída vga.</text:p>
          </table:table-cell>
          <table:table-cell table:number-columns-repeated="16380"/>
        </table:table-row>
        <table:table-row table:style-name="ro62">
          <table:table-cell office:value-type="float" office:value="89" table:style-name="ce5">
            <text:p>89</text:p>
          </table:table-cell>
          <table:table-cell office:value-type="float" office:value="374675" table:style-name="ce11">
            <text:p>374675</text:p>
          </table:table-cell>
          <table:table-cell office:value-type="string" table:style-name="ce7">
            <text:p>Lacre Segurança</text:p>
          </table:table-cell>
          <table:table-cell office:value-type="string" table:style-name="ce9">
            <text:p>Lacre selo segurança holográfico 10x30, numeração sequencial, para computadores, laptops e rackes, 1000 un</text:p>
          </table:table-cell>
          <table:table-cell table:number-columns-repeated="16380"/>
        </table:table-row>
        <table:table-row table:style-name="ro62">
          <table:table-cell office:value-type="float" office:value="90" table:style-name="ce5">
            <text:p>90</text:p>
          </table:table-cell>
          <table:table-cell office:value-type="float" office:value="448139" table:style-name="ce12">
            <text:p>448139</text:p>
          </table:table-cell>
          <table:table-cell office:value-type="string" table:style-name="ce7">
            <text:p>Placa Controladora De Vídeo</text:p>
          </table:table-cell>
          <table:table-cell office:value-type="string" table:style-name="ce10">
            <text:p>Placa controladora de vídeo, 1gb g210 64bit ddr3, vga/hdmi seimilar ou superior</text:p>
          </table:table-cell>
          <table:table-cell table:number-columns-repeated="16380"/>
        </table:table-row>
        <table:table-row table:style-name="ro64">
          <table:table-cell office:value-type="float" office:value="91" table:style-name="ce5">
            <text:p>91</text:p>
          </table:table-cell>
          <table:table-cell office:value-type="float" office:value="356306" table:style-name="ce12">
            <text:p>356306</text:p>
          </table:table-cell>
          <table:table-cell office:value-type="string" table:style-name="ce7">
            <text:p>Testador De Cabos</text:p>
          </table:table-cell>
          <table:table-cell office:value-type="string" table:style-name="ce10">
            <text:p>Testador de cabos lan-1 10 / 100 base-t; 10 base - 2; rj45; at t 258a; eia / tia 568a / 568b; token ring, comprimento máximo de continuidade: maior de 300 metros, tipos de conectores: rj45, bnc, alimentação mínima: bateria padrão de 9 volts, indicador de bateria fraca, verifique a fiação do cabo quanto à continuidade, abertura, curto- circuito ou fiação incorreta, teste o cabo instalado na placa de parede ou nos painéis de remendo usando o módulo de terminação remota, execute o teste de loopback ou teste remoto, aviso sonoro da campainha para condição de erro no cabo</text:p>
          </table:table-cell>
          <table:table-cell table:number-columns-repeated="16380"/>
        </table:table-row>
        <table:table-row table:style-name="ro67">
          <table:table-cell office:value-type="float" office:value="92" table:style-name="ce5">
            <text:p>92</text:p>
          </table:table-cell>
          <table:table-cell office:value-type="float" office:value="362833" table:style-name="ce12">
            <text:p>362833</text:p>
          </table:table-cell>
          <table:table-cell office:value-type="string" table:style-name="ce7">
            <text:p>Gabinete</text:p>
          </table:table-cell>
          <table:table-cell office:value-type="string" table:style-name="ce10">
            <text:p>Gabinete para computador, tipo torre, com 4 baias, material aço, padrão unidade atx, características adicionais fonte alimentação 450w/2 usb e áudio frontal, cor preta.</text:p>
          </table:table-cell>
          <table:table-cell table:number-columns-repeated="16380"/>
        </table:table-row>
        <table:table-row table:style-name="ro62">
          <table:table-cell office:value-type="float" office:value="93" table:style-name="ce5">
            <text:p>93</text:p>
          </table:table-cell>
          <table:table-cell office:value-type="float" office:value="473430" table:style-name="ce12">
            <text:p>473430</text:p>
          </table:table-cell>
          <table:table-cell office:value-type="string" table:style-name="ce7">
            <text:p>Cooler Air</text:p>
          </table:table-cell>
          <table:table-cell office:value-type="string" table:style-name="ce10">
            <text:p>Cooler air cooling para processador, intel, preto, lga 1200, ventoinha 92mm</text:p>
          </table:table-cell>
          <table:table-cell table:number-columns-repeated="16380"/>
        </table:table-row>
        <table:table-row table:style-name="ro62">
          <table:table-cell office:value-type="float" office:value="94" table:style-name="ce5">
            <text:p>94</text:p>
          </table:table-cell>
          <table:table-cell office:value-type="float" office:value="473430" table:style-name="ce12">
            <text:p>473430</text:p>
          </table:table-cell>
          <table:table-cell office:value-type="string" table:style-name="ce7">
            <text:p>Cooler Air</text:p>
          </table:table-cell>
          <table:table-cell office:value-type="string" table:style-name="ce10">
            <text:p>Cooler air cooling para processador, intel, preto, lga 1700, ventoinha 92mm</text:p>
          </table:table-cell>
          <table:table-cell table:number-columns-repeated="16380"/>
        </table:table-row>
        <table:table-row table:style-name="ro62">
          <table:table-cell office:value-type="float" office:value="95" table:style-name="ce5">
            <text:p>95</text:p>
          </table:table-cell>
          <table:table-cell office:value-type="float" office:value="473430" table:style-name="ce12">
            <text:p>473430</text:p>
          </table:table-cell>
          <table:table-cell office:value-type="string" table:style-name="ce7">
            <text:p>Cooler Air</text:p>
          </table:table-cell>
          <table:table-cell office:value-type="string" table:style-name="ce10">
            <text:p>Cooler air cooling para processador, intel, preto, lga 1151, ventoinha 92mm</text:p>
          </table:table-cell>
          <table:table-cell table:number-columns-repeated="16380"/>
        </table:table-row>
        <table:table-row table:style-name="ro63">
          <table:table-cell office:value-type="float" office:value="96" table:style-name="ce5">
            <text:p>96</text:p>
          </table:table-cell>
          <table:table-cell office:value-type="float" office:value="465998" table:style-name="ce12">
            <text:p>465998</text:p>
          </table:table-cell>
          <table:table-cell office:value-type="string" table:style-name="ce7">
            <text:p>Cabo Hdmi</text:p>
          </table:table-cell>
          <table:table-cell office:value-type="string" table:style-name="ce10">
            <text:p>Cabo hdmi 15m, blindado</text:p>
          </table:table-cell>
          <table:table-cell table:number-columns-repeated="16380"/>
        </table:table-row>
        <table:table-row table:style-name="ro63">
          <table:table-cell office:value-type="float" office:value="97" table:style-name="ce5">
            <text:p>97</text:p>
          </table:table-cell>
          <table:table-cell office:value-type="float" office:value="439334" table:style-name="ce12">
            <text:p>439334</text:p>
          </table:table-cell>
          <table:table-cell office:value-type="string" table:style-name="ce7">
            <text:p>Cabo Vga</text:p>
          </table:table-cell>
          <table:table-cell office:value-type="string" table:style-name="ce10">
            <text:p>Cabo vga 5m para monitor pc dvr com filtro</text:p>
          </table:table-cell>
          <table:table-cell table:number-columns-repeated="16380"/>
        </table:table-row>
        <table:table-row table:style-name="ro63">
          <table:table-cell office:value-type="float" office:value="98" table:style-name="ce5">
            <text:p>98</text:p>
          </table:table-cell>
          <table:table-cell office:value-type="float" office:value="327214" table:style-name="ce12">
            <text:p>327214</text:p>
          </table:table-cell>
          <table:table-cell office:value-type="string" table:style-name="ce7">
            <text:p>Cabo P2</text:p>
          </table:table-cell>
          <table:table-cell office:value-type="string" table:style-name="ce10">
            <text:p>Cabo p2 para p2 10m macho</text:p>
          </table:table-cell>
          <table:table-cell table:number-columns-repeated="16380"/>
        </table:table-row>
        <table:table-row table:style-name="ro68">
          <table:table-cell office:value-type="float" office:value="99" table:style-name="ce5">
            <text:p>99</text:p>
          </table:table-cell>
          <table:table-cell office:value-type="float" office:value="485389" table:style-name="ce11">
            <text:p>485389</text:p>
          </table:table-cell>
          <table:table-cell office:value-type="string" table:style-name="ce7">
            <text:p>Processador Core I5</text:p>
          </table:table-cell>
          <table:table-cell office:value-type="string" table:style-name="ce9">
            <text:p><text:span text:style-name="T2">Cota me/epp (item 05)</text:span><text:span text:style-name="T2"/></text:p>
            <text:p>Processador similar ou superior intel core i5-11400f; similar ou superior de outro fabricante desde que comprovada a capacidade de desempenho é idêntica ou superior; características minimas: cache de 12 m, 4,40 ghz; número de núcleos 6; nº de threads 12; frequência turbo max 4.40 ghz; frequência baseada em processador 2.60 ghz; velocidade do barramento 8 gt/s; tdp 65 w tamanho máximo de memória:128 gb; tipos de memória:ddr4- 2666;largura de banda máxima da memória 41.6 gb/s; gráficos do processador gráficos uhd intel 630; frequência da base gráfica 350 mhz; máxima frequência dinâmica da placa gráfica 1.05 ghz;suporte para 4k; soquetes suportados lga1200;arquitetura 64-bit; tecnologias de monitoramento térmico; garantia de 1 ano a partir da data de entrega.</text:p>
          </table:table-cell>
          <table:table-cell table:number-columns-repeated="16380"/>
        </table:table-row>
        <table:table-row table:style-name="ro69">
          <table:table-cell office:value-type="float" office:value="100" table:style-name="ce5">
            <text:p>100</text:p>
          </table:table-cell>
          <table:table-cell office:value-type="float" office:value="485391" table:style-name="ce12">
            <text:p>485391</text:p>
          </table:table-cell>
          <table:table-cell office:value-type="string" table:style-name="ce7">
            <text:p>Processador Core I7</text:p>
          </table:table-cell>
          <table:table-cell office:value-type="string" table:style-name="ce10">
            <text:p><text:span text:style-name="T4">Cota me/epp (item 06</text:span><text:span text:style-name="T5">)</text:span><text:span text:style-name="T5"/></text:p>
            <text:p>Processador similar ou superior intel core i7-12700k 3.6ghz (5.0ghz turbo), similar ou superior de outro fabricante desde que comprovada a capacidade de desempenho é idêntica ou superior; características minimas: 12ª geração, 12-cores 20-threads, lga 1700; gráfico integrado: intel uhd graphics 770;frequência base: 3.6 ghz;intel smart cache: 25mb;velocidade de memória: ddr5: 4800mhz ddr4: 3200mhz; frequência intel single core turbo boost 2.0: 4.9ghz frequência intel turbo boost max technology 3.0: 5.0ghz quantidade máxima de pistas pci express: 20 suporte pcie gen 5.0, 4.0 e 3.0; controlador de memória integrada: 2 ch tdp: 125wtecnologia de alta definição; garantia de 1 ano a partir da data de entrega.</text:p>
          </table:table-cell>
          <table:table-cell table:number-columns-repeated="16380"/>
        </table:table-row>
        <table:table-row table:style-name="ro70">
          <table:table-cell office:value-type="float" office:value="101" table:style-name="ce5">
            <text:p>101</text:p>
          </table:table-cell>
          <table:table-cell office:value-type="float" office:value="448147" table:style-name="ce9">
            <text:p>448147</text:p>
          </table:table-cell>
          <table:table-cell office:value-type="string" table:style-name="ce7">
            <text:p>Placa Mãe</text:p>
          </table:table-cell>
          <table:table-cell office:value-type="string" table:style-name="ce9">
            <text:p>Cota me/epp (item 07)</text:p>
            <text:p>Placa mãe, similar ou superior, para lga1200 memória: ddr4, suporta ddr4 2400mhz até 128gb de memória; slots de expansão: 1x slot pci express x16, 2x slot pci express x1; rede gigabit 10 / 100 / 1000, 1 x saida de video vga, 1 x saida de video hdmi; similar ou superior de outro fabricante desde que comprovada a capacidade de desempenho é idêntica ou superior; características minimas: cpu: soquete lga1200 para processadores intel core i7 / i5 / i3 suporta 14nm cpu suporta a tecnologia intel turbo boost 2.0; o suporte à tecnologia intel turbo boost 2.0 depende dos tipos de cpu; chipset: chipset intel h310 express; memória: 2 x dimms, no máximo 128 gb, ddr4 2666/2400/3000/3200/2133mhz, no-ecc, memória sem buffer, arquitetura de memória dual channel- suporta intel extreme memory profile (xmp); slots de expansão: 1 x slot pci express 3.0 / 2.0 x16 (no modo x16), 2 x slot pci express 2.0 x1; vga: processador gráfico integrado, suporte para gráficos intel hd, suporte para saída multi-vga: porta hdmi / d-sub, suporta hdmi com max. Resolução 4096 x 2160 24hz / 2560 x 1600 60hz, suporta d-sub com max. Resolução 1920 x 1200 60hz, suporta intel intru 3d / vídeo quick sync / tecnologia clear video hd / insider, memória compartilhada máxima de 1024mb; armazenamento: 1 x tomada m.2 3 com tecla m, tipo 2242/2260/2280 suporte a dispositivos de armazenamento (modo sata e modo pc2 x2), 4 conectores serial ata de 6,0 gb / s; lan: realtek 8111h controlador lan gigabit languard; áudio: blindagem de áudio: garante a separação analógica/digital de precisão e reduz muito a interferência multilateral, camadas de pcb de áudio dedicadas: separe as camadas dos canais esquerdo e direito para proteger a qualidade dos sinais de áudio sensíveis, capacitores de áudio premium: fornecem som quente, natural e imersivo com clareza e fidelidade excepcionais, suporta detecção de jacks e retasking de jack do painel frontal; usb: 4 portas usb 3.1 gen 1 (2 portas, mid-board; 2 portas, tipo a), 6 portas usb 2.0 (4 portas, mid-board; 2 portas, painel traseiro); portas do painel traseiro: 2, 2 x portas usb 3.1 gen 1 (até 5 gbps) (tipo a), 2 x portas usb 2.0 / 1.1, 1 x porta hdmi, 1 x porta d-sub, 1 x porta lan (rj-45), 3 x tomadas de áudio suportam saída de áudio de 8 canais; conectores internos: 2x portas usb 2.0, com suporte a 4 portas usb 2.0 adicionais, 1x porta usb 3.1 gen 1 (até 5gbps) com suporte a 2 portas usb 3.1 gen 1 adicionais (19-pin), 1x conector para porta com, 1x conector de ventoinha do processador (1x 4 -pin), 4x conectores sata 6gb/s, 1x conector de ventoinha do chassi (1x 4 -pin), 1x leitor externo(s) s/pdif, 1x conector de força eatx de 24 pinos, 1x conector de força atx 12v de 4 pinos, 1x m.2 soquete 3 com tecla m, tipo 2242 / 2260 / 2280 / 22110 suporte a dispositivos de armazenamento (modo pcta sata e x2), 1x conector de áudio para o painel frontal (aafp), 1x conector do painel do sistema, 1x conector de speaker; bios: flash rom de 128 mb, bios uefi ami, pnp, sm bios 3.1, acpi 6.1, multilanguagebios, crashfree bios 3, controle qfan f6, f3 meus favoritos, log do último modificado, printscreen f12; sistema operacional: open source (64-bit); garantia: 1 ano de garantia.</text:p>
          </table:table-cell>
          <table:table-cell table:number-columns-repeated="16380"/>
        </table:table-row>
        <table:table-row table:style-name="ro71">
          <table:table-cell office:value-type="float" office:value="102" table:style-name="ce5">
            <text:p>102</text:p>
          </table:table-cell>
          <table:table-cell office:value-type="float" office:value="448146" table:style-name="ce10">
            <text:p>448146</text:p>
          </table:table-cell>
          <table:table-cell office:value-type="string" table:style-name="ce7">
            <text:p>Placa Mãe</text:p>
          </table:table-cell>
          <table:table-cell office:value-type="string" table:style-name="ce10">
            <text:p>Cota me/epp (item 08)</text:p>
            <text:p>Placa mãe, similar ou superior, para lga1700 socket lga1700 para processadores intel core, pentium gold e celeron de 12ª geração; similar ou superior de outro fabricante desde que comprovada a capacidade de desempenho é idêntica ou superior; características minimas: suporta tecnologia intel turbo boost 2.0 e tecnologia intel turbo boost max 3.0; memória: 2 x dimm, máx. 128 gb, ddr4 3200/ 3000/ 2933/ 2800/2 666/ 2400/2133 sem ecc, dualchannel, viídeo: 1 x porta hdmi 1 x vga; rede: 1 x realtek 1 gb ethernet; armazenamento: suporta 2 x slots m.2 e 4 x portas sata 6gb/s; usb: usb traseiro: 2 x portas usb 3.2 gen 1 (2 x tipo-a) 2 x portas usb 2.0 (2 x tipo-a); usb frontal; áudio: codec de áudio de alta definição realtek 7.1 surround sound 3 x tomadas de áudio; sistema operacional: open source (64-bit); garantia: 1 ano de garantia.</text:p>
          </table:table-cell>
          <table:table-cell table:number-columns-repeated="16380"/>
        </table:table-row>
        <table:table-row table:style-name="ro72">
          <table:table-cell office:value-type="float" office:value="103" table:style-name="ce5">
            <text:p>103</text:p>
          </table:table-cell>
          <table:table-cell office:value-type="float" office:value="473612" table:style-name="ce10">
            <text:p>473612</text:p>
          </table:table-cell>
          <table:table-cell office:value-type="string" table:style-name="ce7">
            <text:p>Disco Rígido 1,2tb</text:p>
          </table:table-cell>
          <table:table-cell office:value-type="string" table:style-name="ce10">
            <text:p>Cota me/epp (item 12)</text:p>
            <text:p>Unidade disco similar ou superior; tipo: rígido sff, capacidade: 1,2 tb., Tamanho: 2,5 pol, velocidade: 10.000 rpm, padrão: sas 6gb,s, aplicação: servidor hpe proliant dl160 gen10, similar ou superior de outro fabricante desde que comprovada a capacidade de desempenho é idêntica ou superior; características minimas: adequado para dispositivo: servidor; capacidade de armazenamento: 1,20 tb; interface standard diretório: 12gb/s sas; interface do controlador: sas; largura da unidade: 2.5"; tipo de produto: disco rígido; tipo de unidade: interno; velocidade do eixo (rpm): 10000; características físicas: largura da unidade: 2.5"; tipo de unidade: interno; desempenho da unidade; capacidade de armazenamento: 1,20 tb; interface standard diretório: 12gb/s sas; interface do controlador: sas; garantia de 1 ano a partir da data de entrega.</text:p>
          </table:table-cell>
          <table:table-cell table:number-columns-repeated="16380"/>
        </table:table-row>
        <table:table-row table:style-name="ro73">
          <table:table-cell office:value-type="float" office:value="104" table:style-name="ce5">
            <text:p>104</text:p>
          </table:table-cell>
          <table:table-cell office:value-type="float" office:value="480872" table:style-name="ce10">
            <text:p>480872</text:p>
          </table:table-cell>
          <table:table-cell office:value-type="string" table:style-name="ce7">
            <text:p>Disco Rígido 1tb</text:p>
          </table:table-cell>
          <table:table-cell office:value-type="string" table:style-name="ce10">
            <text:p>Cota me/epp (item 13)</text:p>
            <text:p>Unidade disco similar ou superior; tipo: rígido lff, capacidade: 1 tb., Tamanho: 3,5 pol, velocidade: 7.200 rpm, padrão: sas 6gb,s, aplicação: servidor hpe proliant dl160 gen10, similar ou superior de outro fabricante, desde que comprovada a capacidade de desempenho é idêntica ou superior, características minimas: adequado para dispositivo: servidor; capacidade de armazenamento: 1 tb; interface standard diretório: sata/600; interface do controlador: sata; largura da unidade: 3.5"; nome de marca: hpe; tipo de produto: disco rígido; tipo de unidade: interno; velocidade do eixo (rpm): 7200; características físicas: largura da unidade: 3.5"; tipo de unidade: interno; desempenho da unidade; velocidade do eixo (rpm): 7200; adequado para dispositivo: servidor; compatibilidade: hpe proliant servidor; informação técnica; capacidade de armazenamento: 1 tb; informações gerais; interface standard diretório: sata/600; interface do controlador: sata; garantia de 1 ano a partir da data de entrega.</text:p>
          </table:table-cell>
          <table:table-cell table:number-columns-repeated="16380"/>
        </table:table-row>
        <table:table-row table:style-name="ro74">
          <table:table-cell office:value-type="float" office:value="105" table:style-name="ce5">
            <text:p>105</text:p>
          </table:table-cell>
          <table:table-cell office:value-type="float" office:value="487696" table:style-name="ce10">
            <text:p>487696</text:p>
          </table:table-cell>
          <table:table-cell office:value-type="string" table:style-name="ce7">
            <text:p>Fonte</text:p>
          </table:table-cell>
          <table:table-cell office:value-type="string" table:style-name="ce10">
            <text:p>Cota me/epp (item 19)</text:p>
            <text:p>Fonte similar ou superior, atx 500w aerocool vx-500; similar ou superior de outro fabricante desde que comprovada a capacidade de desempenho é idêntica ou superior as características minimas: potência nominal: 500 w; compatível com atx12v ver.2.3; voltagem: 115 ~ 230 (12v); comprimento de até 550 milímetros; fácil acesso a todos os componentes; proteção: ovp / uvp / opp / scp / sip; cooler: 12cm; energia: ac input: 115 ~ 230vac / 7.5 ~ 3.5a / 63 ~ 47hz; dc output: +3.3v / +5v / +12v / -12v / +5vsb; max current: 20a / 20a / 37a / 0.4a / 2.5a; potência combinada: 130w / 444w / 4.8w / 12.5w; conectores: 7 conectores sata; 6 + 2pin pcie; conectores: 20 + 4p e cpu 4 + 4p; garantia de 1 ano a partir da data de entrega.</text:p>
          </table:table-cell>
          <table:table-cell table:number-columns-repeated="16380"/>
        </table:table-row>
        <table:table-row table:style-name="ro75">
          <table:table-cell office:value-type="float" office:value="106" table:style-name="ce5">
            <text:p>106</text:p>
          </table:table-cell>
          <table:table-cell office:value-type="float" office:value="487697" table:style-name="ce11">
            <text:p>487697</text:p>
          </table:table-cell>
          <table:table-cell office:value-type="string" table:style-name="ce7">
            <text:p>Ssd 480 Gb</text:p>
          </table:table-cell>
          <table:table-cell office:value-type="string" table:style-name="ce9">
            <text:p>Cota me/epp (item 30)</text:p>
            <text:p>Ssd 480 gb, similar ou superior, ssd kingston a400, 480gb, sata, leitura 500mb/s, gravação 400mb/s, similar ou superior de outro fabricante, desde que comprovada a capacidade de desempenho é idêntica ou superior, características minimas: formato: 2,5 pol; interface: sata rev. 3.0 (6gb/s); compatível com a versão anterior sata rev. 2.0 (3gb/s); capacidades: 480gb; nand: tlc; performance de referência até 500mb/s para leitura e 400mb/s para gravação; temperatura de armazenamento: -40 °c a 85 °c; temperatura de operação: 0 °c a 70 °c; vibração quando em operação: 2,17g pico (7 – 800 hz); vibração quando não está em operação: 20g pico (10 – 2000 hz); expectativa de vida útil: 1 milhão de horas mtb; garantia de 1 ano a partir da data de entrega.</text:p>
          </table:table-cell>
          <table:table-cell table:number-columns-repeated="16380"/>
        </table:table-row>
        <table:table-row table:style-name="ro64">
          <table:table-cell office:value-type="float" office:value="107" table:style-name="ce5">
            <text:p>107</text:p>
          </table:table-cell>
          <table:table-cell office:value-type="float" office:value="448628" table:style-name="ce12">
            <text:p>448628</text:p>
          </table:table-cell>
          <table:table-cell office:value-type="string" table:style-name="ce7">
            <text:p>Memória 16gb</text:p>
          </table:table-cell>
          <table:table-cell office:value-type="string" table:style-name="ce10">
            <text:p>Cota me/epp (item 31)</text:p>
            <text:p>Memória ddr4 16gb 19200 2400mhz kingston, similar ou superior de outro fabricante, desde que comprovada a capacidade de desempenho é idêntica ou superior, características minimas: dados técnicos padrão: ddr4; capacidade: 16 gb; velocidade: 2400 mhz; tipo: ddr4; latência: cl17; tensão: 1.2v; 288-pin dimm; temperatura de operação: 0oc a +85oc; temperatura de armazenamento: -55°c a +100oc; garantia de 1 ano a partir da data de entrega.</text:p>
          </table:table-cell>
          <table:table-cell table:number-columns-repeated="16380"/>
        </table:table-row>
        <table:table-row table:style-name="ro71">
          <table:table-cell office:value-type="float" office:value="108" table:style-name="ce5">
            <text:p>108</text:p>
          </table:table-cell>
          <table:table-cell office:value-type="float" office:value="465014" table:style-name="ce12">
            <text:p>465014</text:p>
          </table:table-cell>
          <table:table-cell office:value-type="string" table:style-name="ce7">
            <text:p>Memória Ssd 480gb</text:p>
          </table:table-cell>
          <table:table-cell office:value-type="string" table:style-name="ce10">
            <text:p>Cota me/epp (item 43)</text:p>
            <text:p>Memória de armazenamento interno de estado sólido ssd 480gb, similar ou superior, ssd kingston nv1 480gb, m.2 2280 nvme, snvs/250gb, similar ou superior de outro fabricante, desde que comprovada a capacidade de desempenho é idêntica ou superior, características minimas: leitura: 2100mb/s e gravação: 1100mb/s; capacidade: 250gb; resistência: 60tbw; formato: m.2 2280; interface: nvme pcie gen 3.0 x 4 lanes; dimensões: 22 x 80 x 2,1 mm; consumo de energia: nativo 5mw, med 85,5mw, leitura 0,99w (max), gravação 1,5w (max); temperatura de armazenamento: -40°c a 85°c; temperatura de operação: 0°c a 70°c; resistência à vibração: operação 2,17g (7–800 hz), sem operação: 20g (20-1000hz); conexão pcie; plataforma de hardware desktops, notebooks; compatibilidade: windows (32 bits e 64 bits), mac osx e linux; garantia de 1 ano a partir da data de entrega.</text:p>
          </table:table-cell>
          <table:table-cell table:number-columns-repeated="16380"/>
        </table:table-row>
        <table:table-row table:style-name="ro76">
          <table:table-cell office:value-type="float" office:value="109" table:style-name="ce5">
            <text:p>109</text:p>
          </table:table-cell>
          <table:table-cell office:value-type="float" office:value="27456" table:style-name="ce12">
            <text:p>27456</text:p>
          </table:table-cell>
          <table:table-cell office:value-type="string" table:style-name="ce7">
            <text:p>Licença Adobe</text:p>
          </table:table-cell>
          <table:table-cell office:value-type="string" table:style-name="ce10">
            <text:p>Cota me/epp (item 58)</text:p>
            <text:p>Adobe creative cloud 2023, versão/licença vitalícia, superior ou similar de outro fabricante, desde que comprovada a capacidade de desempenho é idêntica ou superior as características minímas: usados para design gráfico, edição de vídeo, desenvolvimento web, fotografia, juntamente com uma coleção de aplicativos móveis; conteúdo do pacote: adobe acrobat pro dc 2022.003.20263; adobe after effects 2023 v23.0.0.59; adobe animate 2023 v23.0.0.407; adobe audition 2023 v23.0.0.54; adobe character animator 2023 v23.0.0.52; adobe illustrator 2023 v27.0.0.602; adobe incopy 2023 v18.0.0.312; adobe indesign 2023 v18.0.0.312; adobe lightroom classic 2023 v12.0.0.13; adobe media encoder 2023 v23.0.0.57; adobe photoshop 2023 v24.0.0.59; adobe premiere pro 2023 v23.0.0.63; adobe xd 55.0.12; hardware recomendado: sistemas: windows 10 ou 11 de 64 bits; processador: intel ou amd 2.0 ghz, ou posterior; memoria ram: 8 gb ram; espaço para instalação: 50 gb livre em seu hd.</text:p>
          </table:table-cell>
          <table:table-cell table:number-columns-repeated="16380"/>
        </table:table-row>
        <table:table-row table:style-name="ro77">
          <table:table-cell office:value-type="float" office:value="110" table:style-name="ce5">
            <text:p>110</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1" table:style-name="ce5">
            <text:p>111</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2" table:style-name="ce5">
            <text:p>112</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3" table:style-name="ce5">
            <text:p>113</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4" table:style-name="ce5">
            <text:p>114</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5" table:style-name="ce5">
            <text:p>115</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6" table:style-name="ce5">
            <text:p>116</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7" table:style-name="ce5">
            <text:p>117</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8" table:style-name="ce5">
            <text:p>118</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19" table:style-name="ce5">
            <text:p>119</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0" table:style-name="ce5">
            <text:p>120</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1" table:style-name="ce5">
            <text:p>121</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2" table:style-name="ce5">
            <text:p>122</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3" table:style-name="ce5">
            <text:p>123</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4" table:style-name="ce5">
            <text:p>124</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5" table:style-name="ce5">
            <text:p>125</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6" table:style-name="ce5">
            <text:p>126</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7" table:style-name="ce5">
            <text:p>127</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8" table:style-name="ce5">
            <text:p>128</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29" table:style-name="ce5">
            <text:p>129</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0" table:style-name="ce5">
            <text:p>130</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1" table:style-name="ce5">
            <text:p>131</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2" table:style-name="ce5">
            <text:p>132</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3" table:style-name="ce5">
            <text:p>133</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4" table:style-name="ce5">
            <text:p>134</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5" table:style-name="ce5">
            <text:p>135</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6" table:style-name="ce5">
            <text:p>136</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7" table:style-name="ce5">
            <text:p>137</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8" table:style-name="ce5">
            <text:p>138</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39" table:style-name="ce5">
            <text:p>139</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0" table:style-name="ce5">
            <text:p>140</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1" table:style-name="ce5">
            <text:p>141</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2" table:style-name="ce5">
            <text:p>142</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3" table:style-name="ce5">
            <text:p>143</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4" table:style-name="ce5">
            <text:p>144</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5" table:style-name="ce5">
            <text:p>145</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6" table:style-name="ce5">
            <text:p>146</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7" table:style-name="ce5">
            <text:p>147</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8" table:style-name="ce5">
            <text:p>148</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49" table:style-name="ce5">
            <text:p>149</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0" table:style-name="ce5">
            <text:p>150</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1" table:style-name="ce5">
            <text:p>151</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2" table:style-name="ce5">
            <text:p>152</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3" table:style-name="ce5">
            <text:p>153</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4" table:style-name="ce5">
            <text:p>154</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5" table:style-name="ce5">
            <text:p>155</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6" table:style-name="ce5">
            <text:p>156</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7" table:style-name="ce5">
            <text:p>157</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8" table:style-name="ce5">
            <text:p>158</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59" table:style-name="ce5">
            <text:p>159</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0" table:style-name="ce5">
            <text:p>160</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1" table:style-name="ce5">
            <text:p>161</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2" table:style-name="ce5">
            <text:p>162</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3" table:style-name="ce5">
            <text:p>163</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4" table:style-name="ce5">
            <text:p>164</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5" table:style-name="ce5">
            <text:p>165</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6" table:style-name="ce5">
            <text:p>166</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7" table:style-name="ce5">
            <text:p>167</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8" table:style-name="ce5">
            <text:p>168</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69" table:style-name="ce5">
            <text:p>169</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70" table:style-name="ce5">
            <text:p>170</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71" table:style-name="ce5">
            <text:p>171</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72" table:style-name="ce5">
            <text:p>172</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73" table:style-name="ce5">
            <text:p>173</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74" table:style-name="ce5">
            <text:p>174</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style-name="ro77">
          <table:table-cell office:value-type="float" office:value="175" table:style-name="ce5">
            <text:p>175</text:p>
          </table:table-cell>
          <table:table-cell office:value-type="float" office:value="483860" table:style-name="ce12">
            <text:p>483860</text:p>
          </table:table-cell>
          <table:table-cell office:value-type="string" table:style-name="ce7">
            <text:p>Bateria Para Nobreak</text:p>
          </table:table-cell>
          <table:table-cell office:value-type="string" table:style-name="ce10">
            <text:p>Cota me/epp (item 71)</text:p>
            <text:p><text:span text:style-name="T2">Bateria para nobreak da ragtech: save std 4120 –</text:span><text:span text:style-name="T3"><text:s/>600va</text:span><text:span text:style-name="T2"><text:s/>- nsv 600 std ti bl - trivolt auto – 115v - 6 tomadas; e easy pro 4162 – 1200va - nep 1200 usb ti bl - 115v - 6 tomadas; similar ou superior de outro fabricante, desde que comprovada a capacidade de desempenho é idêntica ou superior, as características da referencia; características mínimas (que podem variar na sua dimensão, de acordo com o alojamento do nobreak em questão): voltagem nominal: 12v; capacidade da bateria: 7 ah; altura: 9,4 cm; largura: 15,1 cm; profundidade: 6,5 cm.</text:span></text:p>
          </table:table-cell>
          <table:table-cell table:number-columns-repeated="16380"/>
        </table:table-row>
        <table:table-row table:number-rows-repeated="1048400" table:style-name="ro7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Carlito" svg:font-family="Carlito"/>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ágina<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meta:initial-creator>willian diniz</meta:initial-creator>
    <dc:creator>Guilherme K</dc:creator>
    <meta:creation-date>2023-11-06T16:23:15Z</meta:creation-date>
    <dc:date>2024-01-27T00:31:47Z</dc:date>
    <meta:editing-cycles>37</meta:editing-cycles>
    <meta:editing-duration>PT13780S</meta:editing-duration>
  </office:meta>
</office:document-meta>
</file>